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2.669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7.107cm"/>
    </style:style>
    <style:style style:name="co13" style:family="table-column">
      <style:table-column-properties fo:break-before="auto" style:column-width="6.671cm"/>
    </style:style>
    <style:style style:name="co14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7.678cm"/>
    </style:style>
    <style:style style:name="co9" style:family="table-column">
      <style:table-column-properties fo:break-before="auto" style:column-width="8.359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11.137cm"/>
    </style:style>
    <style:style style:name="co17" style:family="table-column">
      <style:table-column-properties fo:break-before="auto" style:column-width="12.744cm"/>
    </style:style>
    <style:style style:name="co18" style:family="table-column">
      <style:table-column-properties fo:break-before="auto" style:column-width="8.442cm"/>
    </style:style>
    <style:style style:name="co19" style:family="table-column">
      <style:table-column-properties fo:break-before="auto" style:column-width="2.258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36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3pt" style:font-size-asian="13pt" style:font-size-complex="13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ff3399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00ff" fo:font-size="13pt" style:font-size-asian="13pt" style:font-size-complex="13p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772953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3pt" style:font-size-asian="13pt" style:font-size-complex="13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3pt" style:font-size-asian="13pt" style:font-size-complex="13pt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800000"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7e0021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7e0021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33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333333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fo:font-size="13pt" style:font-size-asian="13pt" style:font-size-complex="13pt"/>
    </style:style>
    <style:style style:name="ce19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color="#772953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333ff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72953"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3pt" style:font-name-asian="Droid Sans Fallback" style:font-size-asian="13pt" style:font-name-complex="FreeSans" style:font-size-complex="13pt"/>
    </style:style>
    <style:style style:name="ce29" style:family="table-cell" style:parent-style-name="Default">
      <style:text-properties fo:color="#772953"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3pt" style:font-name-asian="Droid Sans Fallback" style:font-size-asian="13pt" style:font-name-complex="FreeSans" style:font-size-complex="13pt"/>
    </style:style>
    <style:style style:name="ce32" style:family="table-cell" style:parent-style-name="Default">
      <style:text-properties fo:color="#3333ff"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ext-properties style:font-name="Liberation Sans" fo:font-size="13pt" style:font-name-asian="Droid Sans Fallback" style:font-size-asian="13pt" style:font-name-complex="FreeSans" style:font-size-complex="13pt"/>
    </style:style>
    <style:style style:name="ce3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ext-properties fo:color="#772953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number-columns-repeated="1016" table:default-cell-style-name="ce18"/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WAKE UP TIME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MEDITATION</text:p>
          </table:table-cell>
          <table:table-cell table:style-name="ce25" office:value-type="string" calcext:value-type="string">
            <text:p>READING A BOOK</text:p>
          </table:table-cell>
          <table:table-cell table:style-name="ce25" office:value-type="string" calcext:value-type="string">
            <text:p>11 to 12:30</text:p>
          </table:table-cell>
          <table:table-cell table:style-name="ce25" office:value-type="string" calcext:value-type="string">
            <text:p>2 to 3:30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7-12-07" calcext:value-type="date">
            <text:p>4307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05:00 to 06:00</text:p>
          </table:table-cell>
          <table:table-cell table:style-name="ce23" office:value-type="string" calcext:value-type="string">
            <text:p>20 mins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08" calcext:value-type="date">
            <text:p>4307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05:00 to 06:00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09" calcext:value-type="date">
            <text:p>43078</text:p>
          </table:table-cell>
          <table:table-cell table:style-name="ce20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7-12-10" calcext:value-type="date">
            <text:p>43079</text:p>
          </table:table-cell>
          <table:table-cell table:style-name="ce21" office:value-type="string" calcext:value-type="string" table:number-columns-spanned="3" table:number-rows-spanned="1">
            <text:p>HOLIDAY</text:p>
          </table:table-cell>
          <table:covered-table-cell table:number-columns-repeated="2" table:style-name="ce21"/>
          <table:table-cell table:style-name="ce21"/>
          <table:table-cell table:number-columns-repeated="1019"/>
        </table:table-row>
        <table:table-row table:style-name="ro2">
          <table:table-cell table:style-name="ce5" office:value-type="date" office:date-value="2017-12-11" calcext:value-type="date">
            <text:p>4308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6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2" calcext:value-type="date">
            <text:p>4308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5:50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3" calcext:value-type="date">
            <text:p>4308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5:45</text:p>
          </table:table-cell>
          <table:table-cell table:style-name="ce23" office:value-type="string" calcext:value-type="string">
            <text:p>20 mins : 6 phase Meditation 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4" calcext:value-type="date">
            <text:p>43083</text:p>
          </table:table-cell>
          <table:table-cell table:style-name="ce20" office:value-type="time" office:time-value="PT06H15M00S" calcext:value-type="time">
            <text:p>0.260416666666667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---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5" calcext:value-type="date">
            <text:p>4308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to 6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5" office:value-type="date" office:date-value="2017-12-16" calcext:value-type="date">
            <text:p>43085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6" office:value-type="date" office:date-value="2017-12-17" calcext:value-type="date">
            <text:p>43086</text:p>
          </table:table-cell>
          <table:table-cell table:style-name="ce20" office:value-type="time" office:time-value="PT07H30M00S" calcext:value-type="time">
            <text:p>0.3125</text:p>
          </table:table-cell>
          <table:table-cell table:style-name="ce21" office:value-type="string" calcext:value-type="string">
            <text:p>HOLIDAY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18" calcext:value-type="date">
            <text:p>4308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19" calcext:value-type="date">
            <text:p>4308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 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0" calcext:value-type="date">
            <text:p>4308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1" calcext:value-type="date">
            <text:p>430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2" calcext:value-type="date">
            <text:p>4309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3" calcext:value-type="date">
            <text:p>43092</text:p>
          </table:table-cell>
          <table:table-cell table:style-name="ce20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7-12-24" calcext:value-type="date">
            <text:p>4309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km bescom walk </text:p>
          </table:table-cell>
          <table:table-cell table:style-name="ce23" office:value-type="string" calcext:value-type="string">
            <text:p>--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5" calcext:value-type="date">
            <text:p>4309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6" calcext:value-type="date">
            <text:p>4309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7" calcext:value-type="date">
            <text:p>4309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 Jogging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8" calcext:value-type="date">
            <text:p>4309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29" calcext:value-type="date">
            <text:p>43098</text:p>
          </table:table-cell>
          <table:table-cell table:style-name="ce20" office:value-type="time" office:time-value="PT07H00M00S" calcext:value-type="time">
            <text:p>0.2916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7-12-30" calcext:value-type="date">
            <text:p>430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 hour Gym</text:p>
          </table:table-cell>
          <table:table-cell table:style-name="ce23" office:value-type="string" calcext:value-type="string">
            <text:p>20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7-12-31" calcext:value-type="date">
            <text:p>43100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5 mins : concentartion on breath</text:p>
          </table:table-cell>
          <table:table-cell table:style-name="ce23"/>
          <table:table-cell table:number-columns-repeated="1019"/>
        </table:table-row>
        <table:table-row table:style-name="ro3">
          <table:table-cell table:style-name="ce7" office:value-type="date" office:date-value="2018-01-01" calcext:value-type="date">
            <text:p>43101</text:p>
          </table:table-cell>
          <table:table-cell table:style-name="ce22" office:value-type="time" office:time-value="PT04H30M00S" calcext:value-type="time">
            <text:p>0.1875</text:p>
          </table:table-cell>
          <table:table-cell table:style-name="ce26" office:value-type="string" calcext:value-type="string">
            <text:p>5 rounds Jogging</text:p>
          </table:table-cell>
          <table:table-cell table:style-name="ce26" office:value-type="string" calcext:value-type="string">
            <text:p>20 mins : <text:s/>Breathing Exercise</text:p>
          </table:table-cell>
          <table:table-cell table:style-name="ce26"/>
          <table:table-cell table:style-name="ce34"/>
          <table:table-cell table:number-columns-repeated="1018"/>
        </table:table-row>
        <table:table-row table:style-name="ro2">
          <table:table-cell table:style-name="ce3" office:value-type="date" office:date-value="2018-01-02" calcext:value-type="date">
            <text:p>4310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utes GYM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3" calcext:value-type="date">
            <text:p>4310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GYM 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4" calcext:value-type="date">
            <text:p>431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15 mins : 6 phase Meditation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5" calcext:value-type="date">
            <text:p>4310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 hour Gym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06" calcext:value-type="date">
            <text:p>43106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4" office:value-type="date" office:date-value="2018-01-07" calcext:value-type="date">
            <text:p>43107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08" calcext:value-type="date">
            <text:p>4310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<text:s/>1 hour : 8 to 9 PM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09" calcext:value-type="date">
            <text:p>4310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8 mins : <text:s/>Breathing Exercise</text:p>
          </table:table-cell>
          <table:table-cell table:style-name="ce23" office:value-type="string" calcext:value-type="string">
            <text:p>40 mins : 8 to 9 PM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0" calcext:value-type="date">
            <text:p>4311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2 mins : Meditation</text:p>
          </table:table-cell>
          <table:table-cell table:style-name="ce23" office:value-type="string" calcext:value-type="string">
            <text:p>1 hou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1" calcext:value-type="date">
            <text:p>4311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5 mins : Breathing Exercise</text:p>
          </table:table-cell>
          <table:table-cell table:style-name="ce23" office:value-type="string" calcext:value-type="string">
            <text:p>1 hou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2" calcext:value-type="date">
            <text:p>4311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45 minutes</text:p>
          </table:table-cell>
          <table:table-cell table:style-name="ce23" office:value-type="string" calcext:value-type="string">
            <text:p>18 mins : Breathing Exercise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3" office:value-type="date" office:date-value="2018-01-13" calcext:value-type="date">
            <text:p>43113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14" calcext:value-type="date">
            <text:p>43114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15" calcext:value-type="date">
            <text:p>4311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</text:p>
          </table:table-cell>
          <table:table-cell table:style-name="ce23" table:number-columns-repeated="2"/>
          <table:table-cell table:number-columns-repeated="1019"/>
        </table:table-row>
        <table:table-row table:style-name="ro2">
          <table:table-cell table:style-name="ce3" office:value-type="date" office:date-value="2018-01-16" calcext:value-type="date">
            <text:p>43116</text:p>
          </table:table-cell>
          <table:table-cell table:style-name="ce23" office:value-type="string" calcext:value-type="string">
            <text:p>------</text:p>
          </table:table-cell>
          <table:table-cell table:style-name="ce23" office:value-type="string" calcext:value-type="string">
            <text:p>-----</text:p>
          </table:table-cell>
          <table:table-cell table:style-name="ce23"/>
          <table:table-cell table:style-name="ce23" office:value-type="string" calcext:value-type="string">
            <text:p>10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7" calcext:value-type="date">
            <text:p>4311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30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8" calcext:value-type="date">
            <text:p>4311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utes : Walk</text:p>
          </table:table-cell>
          <table:table-cell table:style-name="ce23" office:value-type="string" calcext:value-type="string">
            <text:p>12 mins : <text:s/>Breathing Exercise</text:p>
          </table:table-cell>
          <table:table-cell table:style-name="ce23" office:value-type="string" calcext:value-type="string">
            <text:p>10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19" calcext:value-type="date">
            <text:p>4311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15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20" calcext:value-type="date">
            <text:p>43120</text:p>
          </table:table-cell>
          <table:table-cell table:style-name="ce23" office:value-type="string" calcext:value-type="string">
            <text:p>-----</text:p>
          </table:table-cell>
          <table:table-cell/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15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1-21" calcext:value-type="date">
            <text:p>43121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1 + 1 hours</text:p>
          </table:table-cell>
          <table:table-cell table:number-columns-repeated="1019"/>
        </table:table-row>
        <table:table-row table:style-name="ro2">
          <table:table-cell table:style-name="ce8" office:value-type="date" office:date-value="2018-01-22" calcext:value-type="date">
            <text:p>4312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utes : Walk</text:p>
          </table:table-cell>
          <table:table-cell table:style-name="ce23" office:value-type="string" calcext:value-type="string">
            <text:p>14 mins : <text:s/>Breathing Exercise</text:p>
          </table:table-cell>
          <table:table-cell table:style-name="ce23" office:value-type="string" calcext:value-type="string">
            <text:p>10 mins</text:p>
          </table:table-cell>
          <table:table-cell office:value-type="string" calcext:value-type="string">
            <text:p>Handling holes in the file</text:p>
          </table:table-cell>
          <table:table-cell office:value-type="string" calcext:value-type="string">
            <text:p>ReadObject CODE REVIEW with ganga</text:p>
          </table:table-cell>
          <table:table-cell office:value-type="string" calcext:value-type="string">
            <text:p>Fixed the ReadObject code Bugs</text:p>
          </table:table-cell>
          <table:table-cell table:number-columns-repeated="1016"/>
        </table:table-row>
        <table:table-row table:style-name="ro2">
          <table:table-cell table:style-name="ce8" office:value-type="date" office:date-value="2018-01-23" calcext:value-type="date">
            <text:p>4312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10 mins : <text:s/>Breathing Exercise</text:p>
          </table:table-cell>
          <table:table-cell table:style-name="ce23" office:value-type="string" calcext:value-type="string">
            <text:p><text:s/>1 hour : 8 to 9 PM</text:p>
          </table:table-cell>
          <table:table-cell office:value-type="string" calcext:value-type="string">
            <text:p>Integration test and bug Fixes in MetaData Layer, Fixing Unit-testcases</text:p>
          </table:table-cell>
          <table:table-cell office:value-type="string" calcext:value-type="string">
            <text:p>Sprint Review Meeting</text:p>
          </table:table-cell>
          <table:table-cell table:number-columns-repeated="1017"/>
        </table:table-row>
        <table:table-row table:style-name="ro2">
          <table:table-cell table:style-name="ce8" office:value-type="date" office:date-value="2018-01-24" calcext:value-type="date">
            <text:p>4312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utes</text:p>
          </table:table-cell>
          <table:table-cell table:style-name="ce23" office:value-type="string" calcext:value-type="string">
            <text:p>5 mins : <text:s/>Breathing Exercise</text:p>
          </table:table-cell>
          <table:table-cell table:style-name="ce23" office:value-type="string" calcext:value-type="string">
            <text:p><text:s/>1 hour : 8 to 9 PM</text:p>
          </table:table-cell>
          <table:table-cell office:value-type="string" calcext:value-type="string">
            <text:p>Meeting : foos architecture Demo, Sprint Planning</text:p>
          </table:table-cell>
          <table:table-cell office:value-type="string" calcext:value-type="string">
            <text:p>Meeting : MIS arch demo</text:p>
          </table:table-cell>
          <table:table-cell table:number-columns-repeated="1017"/>
        </table:table-row>
        <table:table-row table:style-name="ro2">
          <table:table-cell table:style-name="ce8" office:value-type="date" office:date-value="2018-01-25" calcext:value-type="date">
            <text:p>4312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rounds</text:p>
          </table:table-cell>
          <table:table-cell table:style-name="ce23" office:value-type="string" calcext:value-type="string">
            <text:p>20 mins : <text:s/>Meditation</text:p>
          </table:table-cell>
          <table:table-cell table:style-name="ce23" office:value-type="string" calcext:value-type="string">
            <text:p>10 minutes</text:p>
          </table:table-cell>
          <table:table-cell office:value-type="string" calcext:value-type="string">
            <text:p>Fixing Unit-testcases for ReadObject API: <text:s/>done</text:p>
          </table:table-cell>
          <table:table-cell office:value-type="string" calcext:value-type="string">
            <text:p>cmake for gcovr : In progress</text:p>
          </table:table-cell>
          <table:table-cell table:number-columns-repeated="1017"/>
        </table:table-row>
        <table:table-row table:style-name="ro2">
          <table:table-cell table:style-name="ce9" office:value-type="date" office:date-value="2018-01-26" calcext:value-type="date">
            <text:p>43126</text:p>
          </table:table-cell>
          <table:table-cell table:style-name="ce24" office:value-type="time" office:time-value="PT04H30M00S" calcext:value-type="time">
            <text:p>0.1875</text:p>
          </table:table-cell>
          <table:table-cell table:style-name="ce27" office:value-type="string" calcext:value-type="string">
            <text:p>2.20 Kms in 12 mins</text:p>
          </table:table-cell>
          <table:table-cell table:style-name="ce27" office:value-type="string" calcext:value-type="string">
            <text:p>20 mins : <text:s/>Meditation</text:p>
          </table:table-cell>
          <table:table-cell table:style-name="ce27" office:value-type="string" calcext:value-type="string">
            <text:p>30 minutes</text:p>
          </table:table-cell>
          <table:table-cell table:style-name="ce29" office:value-type="string" calcext:value-type="string">
            <text:p>HOLIDAY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8-01-27" calcext:value-type="date">
            <text:p>43127</text:p>
          </table:table-cell>
          <table:table-cell table:style-name="ce24" office:value-type="time" office:time-value="PT04H30M00S" calcext:value-type="time">
            <text:p>0.1875</text:p>
          </table:table-cell>
          <table:table-cell table:style-name="ce27" office:value-type="string" calcext:value-type="string">
            <text:p>---</text:p>
          </table:table-cell>
          <table:table-cell table:style-name="ce27" table:number-columns-repeated="2"/>
          <table:table-cell table:style-name="ce29" office:value-type="string" calcext:value-type="string">
            <text:p>HOLIDAY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8-01-28" calcext:value-type="date">
            <text:p>43128</text:p>
          </table:table-cell>
          <table:table-cell table:style-name="ce24" office:value-type="time" office:time-value="PT08H00M00S" calcext:value-type="time">
            <text:p>0.333333333333333</text:p>
          </table:table-cell>
          <table:table-cell table:style-name="ce27" office:value-type="string" calcext:value-type="string">
            <text:p>---</text:p>
          </table:table-cell>
          <table:table-cell table:style-name="ce27" office:value-type="string" calcext:value-type="string">
            <text:p>20 mins : <text:s/>Meditation</text:p>
          </table:table-cell>
          <table:table-cell table:style-name="ce27" office:value-type="string" calcext:value-type="string">
            <text:p>Reading : 1 hour </text:p>
          </table:table-cell>
          <table:table-cell table:style-name="ce29" office:value-type="string" calcext:value-type="string">
            <text:p>HOLIDAY</text:p>
          </table:table-cell>
          <table:table-cell table:number-columns-repeated="1018"/>
        </table:table-row>
        <table:table-row table:style-name="ro2">
          <table:table-cell table:style-name="ce10" office:value-type="date" office:date-value="2018-01-29" calcext:value-type="date">
            <text:p>4312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 kms in 15 mins</text:p>
          </table:table-cell>
          <table:table-cell table:style-name="ce23" office:value-type="string" calcext:value-type="string">
            <text:p>5 mins : <text:s/>Breathing Exercise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Code covearge Build For ObjectService</text:p>
          </table:table-cell>
          <table:table-cell office:value-type="string" calcext:value-type="string">
            <text:p>Locally generated the report</text:p>
          </table:table-cell>
          <table:table-cell table:number-columns-repeated="1017"/>
        </table:table-row>
        <table:table-row table:style-name="ro2">
          <table:table-cell table:style-name="ce10" office:value-type="date" office:date-value="2018-01-30" calcext:value-type="date">
            <text:p>4313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 kms in 18 min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30 mins </text:p>
          </table:table-cell>
          <table:table-cell office:value-type="string" calcext:value-type="string">
            <text:p>Modular Cmake Files for coverage Build</text:p>
          </table:table-cell>
          <table:table-cell office:value-type="string" calcext:value-type="string">
            <text:p>Jenkins scripts for code coverage</text:p>
          </table:table-cell>
          <table:table-cell office:value-type="string" calcext:value-type="string">
            <text:p>some work</text:p>
          </table:table-cell>
          <table:table-cell table:number-columns-repeated="1016"/>
        </table:table-row>
        <table:table-row table:style-name="ro2">
          <table:table-cell table:style-name="ce10" office:value-type="date" office:date-value="2018-01-31" calcext:value-type="date">
            <text:p>4313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30 mins </text:p>
          </table:table-cell>
          <table:table-cell office:value-type="string" calcext:value-type="string">
            <text:p>Telephonic Interview &amp;&amp; C++ presentation</text:p>
          </table:table-cell>
          <table:table-cell office:value-type="string" calcext:value-type="string">
            <text:p>Jenkins scripts for valgrind</text:p>
          </table:table-cell>
          <table:table-cell office:value-type="string" calcext:value-type="string">
            <text:p>shallow work</text:p>
          </table:table-cell>
          <table:table-cell table:number-columns-repeated="1016"/>
        </table:table-row>
        <table:table-row table:style-name="ro2">
          <table:table-cell table:style-name="ce10" office:value-type="date" office:date-value="2018-02-01" calcext:value-type="date">
            <text:p>4313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5 mins </text:p>
          </table:table-cell>
          <table:table-cell office:value-type="string" calcext:value-type="string">
            <text:p>code coverage, valgrind jenkins scripts &amp;&amp; PI planning Meeting(12to1)</text:p>
          </table:table-cell>
          <table:table-cell table:style-name="ce33" office:value-type="string" calcext:value-type="string">
            <text:p>code coverage, valgrind jenkins scripts</text:p>
          </table:table-cell>
          <table:table-cell table:number-columns-repeated="1017"/>
        </table:table-row>
        <table:table-row table:style-name="ro2">
          <table:table-cell table:style-name="ce10" office:value-type="date" office:date-value="2018-02-02" calcext:value-type="date">
            <text:p>4313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s Walking</text:p>
          </table:table-cell>
          <table:table-cell table:style-name="ce23" office:value-type="string" calcext:value-type="string">
            <text:p>20 mins</text:p>
          </table:table-cell>
          <table:table-cell/>
          <table:table-cell office:value-type="string" calcext:value-type="string">
            <text:p>Fixing scripts to run jenkins jobs for code coverage, valgrind</text:p>
          </table:table-cell>
          <table:table-cell office:value-type="string" calcext:value-type="string">
            <text:p>Fixed the docker image for jenkins</text:p>
          </table:table-cell>
          <table:table-cell office:value-type="string" calcext:value-type="string">
            <text:p>Office work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8-02-03" calcext:value-type="date">
            <text:p>43134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5 mins </text:p>
          </table:table-cell>
          <table:table-cell office:value-type="string" calcext:value-type="string">
            <text:p>Abstract Factory Design Pattern (2 hrs)</text:p>
          </table:table-cell>
          <table:table-cell table:number-columns-repeated="1018"/>
        </table:table-row>
        <table:table-row table:style-name="ro2">
          <table:table-cell table:style-name="ce9" office:value-type="date" office:date-value="2018-02-04" calcext:value-type="date">
            <text:p>43135</text:p>
          </table:table-cell>
          <table:table-cell table:style-name="ce24" office:value-type="time" office:time-value="PT08H30M00S" calcext:value-type="time">
            <text:p>0.354166666666667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20 mins</text:p>
          </table:table-cell>
          <table:table-cell table:style-name="ce29" office:value-type="string" calcext:value-type="string">
            <text:p>Reading : 15 mins </text:p>
          </table:table-cell>
          <table:table-cell table:style-name="ce29" table:number-columns-repeated="2"/>
          <table:table-cell table:number-columns-repeated="1017"/>
        </table:table-row>
        <table:table-row table:style-name="ro2">
          <table:table-cell table:style-name="ce11" office:value-type="date" office:date-value="2018-02-05" calcext:value-type="date">
            <text:p>43136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25 mins runn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enkins scripts : Fixing the issues</text:p>
          </table:table-cell>
          <table:table-cell office:value-type="string" calcext:value-type="string">
            <text:p>Component Tests : Fixing jenkins Issues</text:p>
          </table:table-cell>
          <table:table-cell office:value-type="string" calcext:value-type="string">
            <text:p>running jenkins Jobs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18-02-06" calcext:value-type="date">
            <text:p>43137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10 mins + 10 mins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--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11" office:value-type="date" office:date-value="2018-02-07" calcext:value-type="date">
            <text:p>43138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</text:p>
          </table:table-cell>
          <table:table-cell office:value-type="string" calcext:value-type="string" table:number-columns-spanned="1" table:number-rows-spanned="2">
            <text:p><text:s text:c="4"/>PI4 Planning Meetings</text:p>
          </table:table-cell>
          <table:table-cell table:style-name="ce35"/>
          <table:table-cell table:number-columns-repeated="1017"/>
        </table:table-row>
        <table:table-row table:style-name="ro2">
          <table:table-cell table:style-name="ce11" office:value-type="date" office:date-value="2018-02-08" calcext:value-type="date">
            <text:p>43139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40 mins walking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<text:s/>--- </text:p>
          </table:table-cell>
          <table:covered-table-cell/>
          <table:table-cell table:style-name="ce35"/>
          <table:table-cell table:number-columns-repeated="1017"/>
        </table:table-row>
        <table:table-row table:style-name="ro2">
          <table:table-cell table:style-name="ce11" office:value-type="date" office:date-value="2018-02-09" calcext:value-type="date">
            <text:p>43140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Proxygen curl client code understanding</text:p>
          </table:table-cell>
          <table:table-cell table:style-name="ce35" office:value-type="string" calcext:value-type="string">
            <text:p>Proxygen curl client code understanding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2-10" calcext:value-type="date">
            <text:p>43141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45 mins GYM</text:p>
          </table:table-cell>
          <table:table-cell table:style-name="ce23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office:value-type="string" calcext:value-type="string">
            <text:p>async s3 client API's Implementation</text:p>
          </table:table-cell>
          <table:table-cell table:style-name="ce35" office:value-type="string" calcext:value-type="string">
            <text:p>async s3 client API's Implementation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2-11" calcext:value-type="date">
            <text:p>43142</text:p>
          </table:table-cell>
          <table:table-cell table:style-name="ce24" office:value-type="time" office:time-value="PT08H30M00S" calcext:value-type="time">
            <text:p>0.354166666666667</text:p>
          </table:table-cell>
          <table:table-cell table:style-name="ce27" office:value-type="string" calcext:value-type="string">
            <text:p>--</text:p>
          </table:table-cell>
          <table:table-cell table:style-name="ce27" office:value-type="string" calcext:value-type="string">
            <text:p>20 mins</text:p>
          </table:table-cell>
          <table:table-cell office:value-type="string" calcext:value-type="string">
            <text:p>Reading : 1 hour </text:p>
          </table:table-cell>
          <table:table-cell table:style-name="ce29" office:value-type="string" calcext:value-type="string">
            <text:p>--</text:p>
          </table:table-cell>
          <table:table-cell table:style-name="ce37" office:value-type="string" calcext:value-type="string">
            <text:p>--</text:p>
          </table:table-cell>
          <table:table-cell table:number-columns-repeated="1017"/>
        </table:table-row>
        <table:table-row table:style-name="ro2">
          <table:table-cell table:style-name="ce11" office:value-type="date" office:date-value="2018-02-12" calcext:value-type="date">
            <text:p>43143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25 mins running</text:p>
          </table:table-cell>
          <table:table-cell table:style-name="ce23" office:value-type="string" calcext:value-type="string">
            <text:p>--</text:p>
          </table:table-cell>
          <table:table-cell table:style-name="ce30" office:value-type="string" calcext:value-type="string">
            <text:p>Reading : 5 mins </text:p>
          </table:table-cell>
          <table:table-cell table:number-columns-repeated="2" table:style-name="ce35" office:value-type="string" calcext:value-type="string">
            <text:p>async s3 client API's Implementation</text:p>
          </table:table-cell>
          <table:table-cell table:number-columns-repeated="1017"/>
        </table:table-row>
        <table:table-row table:style-name="ro2">
          <table:table-cell table:style-name="ce11" office:value-type="date" office:date-value="2018-02-13" calcext:value-type="date">
            <text:p>43144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20 mins</text:p>
          </table:table-cell>
          <table:table-cell table:style-name="ce35" office:value-type="string" calcext:value-type="string">
            <text:p>Preparing PPT for async S3 client</text:p>
          </table:table-cell>
          <table:table-cell table:style-name="ce35" office:value-type="string" calcext:value-type="string">
            <text:p>Demo of async S3 client (at 3 PM)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office:value-type="date" office:date-value="2018-02-14" calcext:value-type="date">
            <text:p>43145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5K – 30 mins running</text:p>
          </table:table-cell>
          <table:table-cell table:style-name="ce23" office:value-type="string" calcext:value-type="string">
            <text:p>--</text:p>
          </table:table-cell>
          <table:table-cell table:style-name="ce30" office:value-type="string" calcext:value-type="string">
            <text:p>Reading : 1 hour </text:p>
          </table:table-cell>
          <table:table-cell table:style-name="ce35" office:value-type="string" calcext:value-type="string">
            <text:p>Reading AWS JAVA SDK straming PUT/GET</text:p>
          </table:table-cell>
          <table:table-cell table:style-name="ce35" office:value-type="string" calcext:value-type="string">
            <text:p>Discussion of async client Implementation</text:p>
          </table:table-cell>
          <table:table-cell office:value-type="string" calcext:value-type="string">
            <text:p>Reading about high performance servers</text:p>
          </table:table-cell>
          <table:table-cell table:number-columns-repeated="1016"/>
        </table:table-row>
        <table:table-row table:style-name="ro2">
          <table:table-cell table:style-name="ce11" office:value-type="date" office:date-value="2018-02-15" calcext:value-type="date">
            <text:p>4314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10 mins </text:p>
          </table:table-cell>
          <table:table-cell table:style-name="ce35" office:value-type="string" calcext:value-type="string">
            <text:p>Grpc Testcases discussion Meeting</text:p>
          </table:table-cell>
          <table:table-cell table:style-name="ce35" office:value-type="string" calcext:value-type="string">
            <text:p>Reading libevent documentation</text:p>
          </table:table-cell>
          <table:table-cell table:number-columns-repeated="1017"/>
        </table:table-row>
        <table:table-row table:style-name="ro2">
          <table:table-cell table:style-name="ce11" office:value-type="date" office:date-value="2018-02-16" calcext:value-type="date">
            <text:p>4314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</text:p>
          </table:table-cell>
          <table:table-cell table:style-name="ce30" office:value-type="string" calcext:value-type="string">
            <text:p>Reading : <text:s/>20 mins</text:p>
          </table:table-cell>
          <table:table-cell table:style-name="ce35" office:value-type="string" calcext:value-type="string">
            <text:p>Folly AsyncSocket, Proxygen Httpconnector code understanding</text:p>
          </table:table-cell>
          <table:table-cell office:value-type="string" calcext:value-type="string">
            <text:p>HttpSession Code Understanding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2-17" calcext:value-type="date">
            <text:p>43148</text:p>
          </table:table-cell>
          <table:table-cell table:style-name="ce19" office:value-type="time" office:time-value="PT04H00M00S" calcext:value-type="time">
            <text:p>0.166666666666667</text:p>
          </table:table-cell>
          <table:table-cell table:style-name="ce23" office:value-type="string" calcext:value-type="string">
            <text:p>5K running</text:p>
          </table:table-cell>
          <table:table-cell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30 mins 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12" office:value-type="date" office:date-value="2018-02-18" calcext:value-type="date">
            <text:p>43149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5 mins : <text:s/>Breathing Exercise</text:p>
          </table:table-cell>
          <table:table-cell table:style-name="ce30" office:value-type="string" calcext:value-type="string">
            <text:p>Reading : 1 hour 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19" calcext:value-type="date">
            <text:p>4315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Presentations on Design Patterns</text:p>
          </table:table-cell>
          <table:table-cell office:value-type="string" calcext:value-type="string">
            <text:p>S3Client </text:p>
          </table:table-cell>
          <table:table-cell office:value-type="string" calcext:value-type="string">
            <text:p>worked on s3client</text:p>
          </table:table-cell>
          <table:table-cell table:number-columns-repeated="1016"/>
        </table:table-row>
        <table:table-row table:style-name="ro2">
          <table:table-cell table:style-name="ce3" office:value-type="date" office:date-value="2018-02-20" calcext:value-type="date">
            <text:p>4315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Discussion on Column Selection Logic</text:p>
          </table:table-cell>
          <table:table-cell office:value-type="string" calcext:value-type="string">
            <text:p>Explanation of Async API part To Ganga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2-21" calcext:value-type="date">
            <text:p>4315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Scality discussion</text:p>
          </table:table-cell>
          <table:table-cell office:value-type="string" calcext:value-type="string">
            <text:p>Benchmarking s3client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2-22" calcext:value-type="date">
            <text:p>4315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s walking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Design Patterns : Not much progress</text:p>
          </table:table-cell>
          <table:table-cell office:value-type="string" calcext:value-type="string">
            <text:p>proxygen code understanding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2-23" calcext:value-type="date">
            <text:p>4315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s walking</text:p>
          </table:table-cell>
          <table:table-cell table:style-name="ce23" office:value-type="string" calcext:value-type="string">
            <text:p>10 Mins : Meditation</text:p>
          </table:table-cell>
          <table:table-cell table:style-name="ce30" office:value-type="string" calcext:value-type="string">
            <text:p>Reading : 1 hour </text:p>
          </table:table-cell>
          <table:table-cell office:value-type="string" calcext:value-type="string">
            <text:p>proxygen code understanding</text:p>
          </table:table-cell>
          <table:table-cell table:number-columns-repeated="1018"/>
        </table:table-row>
        <table:table-row table:style-name="ro2">
          <table:table-cell table:style-name="ce12" office:value-type="date" office:date-value="2018-02-24" calcext:value-type="date">
            <text:p>43155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1 hour 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8-02-25" calcext:value-type="date">
            <text:p>43156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26" calcext:value-type="date">
            <text:p>4315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30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27" calcext:value-type="date">
            <text:p>43158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</text:p>
          </table:table-cell>
          <table:table-cell table:style-name="ce30" office:value-type="string" calcext:value-type="string">
            <text:p>---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2-28" calcext:value-type="date">
            <text:p>43159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<text:s/>30 mins</text:p>
          </table:table-cell>
          <table:table-cell office:value-type="string" calcext:value-type="string">
            <text:p><text:s/>4.2 Sprint Planning Meeting </text:p>
          </table:table-cell>
          <table:table-cell office:value-type="string" calcext:value-type="string">
            <text:p>Compiling scaler-pp code in docker setup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1" calcext:value-type="date">
            <text:p>4316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5 mins Walking</text:p>
          </table:table-cell>
          <table:table-cell table:style-name="ce23" office:value-type="string" calcext:value-type="string">
            <text:p>--</text:p>
          </table:table-cell>
          <table:table-cell table:style-name="ce30" office:value-type="string" calcext:value-type="string">
            <text:p>Reading : <text:s/>20 mins</text:p>
          </table:table-cell>
          <table:table-cell office:value-type="string" calcext:value-type="string">
            <text:p>Scalerd code understanding</text:p>
          </table:table-cell>
          <table:table-cell office:value-type="string" calcext:value-type="string">
            <text:p>test application compilation is done for config, engine api'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2" calcext:value-type="date">
            <text:p>43161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0 mins</text:p>
          </table:table-cell>
          <table:table-cell office:value-type="string" calcext:value-type="string">
            <text:p>column manger instance creation done</text:p>
          </table:table-cell>
          <table:table-cell office:value-type="string" calcext:value-type="string">
            <text:p>Reading aws file gateway document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3-03" calcext:value-type="date">
            <text:p>43162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0 min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8-03-04" calcext:value-type="date">
            <text:p>43163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<text:s/>2 mins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3-05" calcext:value-type="date">
            <text:p>4316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0 mins</text:p>
          </table:table-cell>
          <table:table-cell office:value-type="string" calcext:value-type="string">
            <text:p>async get in scalered test code compiltation is done</text:p>
          </table:table-cell>
          <table:table-cell office:value-type="string" calcext:value-type="string">
            <text:p>Go : component test code understanding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6" calcext:value-type="date">
            <text:p>43165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<text:s/>20 mins</text:p>
          </table:table-cell>
          <table:table-cell table:number-columns-repeated="2" office:value-type="string" calcext:value-type="string">
            <text:p>debugging PUT API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7" calcext:value-type="date">
            <text:p>43166</text:p>
          </table:table-cell>
          <table:table-cell table:style-name="ce19" office:value-type="time" office:time-value="PT06H00M00S" calcext:value-type="time">
            <text:p>0.25</text:p>
          </table:table-cell>
          <table:table-cell table:number-columns-repeated="2"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Reading asio documentation, 1-1</text:p>
          </table:table-cell>
          <table:table-cell office:value-type="string" calcext:value-type="string">
            <text:p>Meeting with koen, sync GET Implementation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8" calcext:value-type="date">
            <text:p>4316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</text:p>
          </table:table-cell>
          <table:table-cell table:style-name="ce30" office:value-type="string" calcext:value-type="string">
            <text:p>Reading : 1 hr</text:p>
          </table:table-cell>
          <table:table-cell office:value-type="string" calcext:value-type="string">
            <text:p>async read_some usage in GET API</text:p>
          </table:table-cell>
          <table:table-cell office:value-type="string" calcext:value-type="string">
            <text:p>command line options to the testcode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09" calcext:value-type="date">
            <text:p>43168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Distributed systems concepts presentation by ganga</text:p>
          </table:table-cell>
          <table:table-cell office:value-type="string" calcext:value-type="string">
            <text:p>presentation continued, Manoj sendoff meeting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3-10" calcext:value-type="date">
            <text:p>43169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: Meditation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8-03-11" calcext:value-type="date">
            <text:p>43170</text:p>
          </table:table-cell>
          <table:table-cell table:style-name="ce19" office:value-type="time" office:time-value="PT09H00M00S" calcext:value-type="time">
            <text:p>0.3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3-12" calcext:value-type="date">
            <text:p>43171</text:p>
          </table:table-cell>
          <table:table-cell table:style-name="ce19" office:value-type="time" office:time-value="PT05H15M00S" calcext:value-type="time">
            <text:p>0.2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command line args for column Manager Test application</text:p>
          </table:table-cell>
          <table:table-cell office:value-type="string" calcext:value-type="string">
            <text:p>Reading Design Pattern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3" calcext:value-type="date">
            <text:p>4317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Reading Design Patterns</text:p>
          </table:table-cell>
          <table:table-cell office:value-type="string" calcext:value-type="string">
            <text:p>Sprint Demo Meeting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4" calcext:value-type="date">
            <text:p>4317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10 Mins : Meditation</text:p>
          </table:table-cell>
          <table:table-cell office:value-type="string" calcext:value-type="string">
            <text:p><text:s text:c="9"/>--</text:p>
          </table:table-cell>
          <table:table-cell office:value-type="string" calcext:value-type="string">
            <text:p>sprint planning, reading the book</text:p>
          </table:table-cell>
          <table:table-cell office:value-type="string" calcext:value-type="string">
            <text:p>Reading the book : designing data intensive application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5" calcext:value-type="date">
            <text:p>4317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3" office:value-type="date" office:date-value="2018-03-16" calcext:value-type="date">
            <text:p>4317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10 Mins : Meditation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Reading Design Patterns : Adapter, Bridge</text:p>
          </table:table-cell>
          <table:table-cell office:value-type="string" calcext:value-type="string">
            <text:p>Reading Design Patterns : Proxy</text:p>
          </table:table-cell>
          <table:table-cell table:number-columns-repeated="1017"/>
        </table:table-row>
        <table:table-row table:style-name="ro2">
          <table:table-cell table:style-name="ce13" office:value-type="date" office:date-value="2018-03-17" calcext:value-type="date">
            <text:p>4317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----</text:p>
          </table:table-cell>
          <table:table-cell table:style-name="ce30" office:value-type="string" calcext:value-type="string">
            <text:p>Reading : <text:s/>1 hr</text:p>
          </table:table-cell>
          <table:table-cell table:style-name="ce33" office:value-type="string" calcext:value-type="string">
            <text:p>Reading Design Patterns : online ---------------</text:p>
          </table:table-cell>
          <table:table-cell office:value-type="string" calcext:value-type="string">
            <text:p>-----------------------</text:p>
          </table:table-cell>
          <table:table-cell table:number-columns-repeated="1017"/>
        </table:table-row>
        <table:table-row table:style-name="ro2">
          <table:table-cell table:style-name="ce12" office:value-type="date" office:date-value="2018-03-18" calcext:value-type="date">
            <text:p>43177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<text:s/>---------------------</text:p>
          </table:table-cell>
          <table:table-cell office:value-type="string" calcext:value-type="string">
            <text:p>-----------------------------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19" calcext:value-type="date">
            <text:p>4317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-</text:p>
          </table:table-cell>
          <table:table-cell table:style-name="ce30" office:value-type="string" calcext:value-type="string">
            <text:p>Reading : <text:s/>1 hr</text:p>
          </table:table-cell>
          <table:table-cell table:number-columns-repeated="2" office:value-type="string" calcext:value-type="string">
            <text:p>Reading Design Patterns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0" calcext:value-type="date">
            <text:p>4317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0 mins Walking</text:p>
          </table:table-cell>
          <table:table-cell table:style-name="ce23" office:value-type="string" calcext:value-type="string">
            <text:p>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Design Patterns Presentation</text:p>
          </table:table-cell>
          <table:table-cell office:value-type="string" calcext:value-type="string">
            <text:p>Fake db client in column manager application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1" calcext:value-type="date">
            <text:p>4318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 Kms : 13 mins Running : 10 kmph</text:p>
          </table:table-cell>
          <table:table-cell table:style-name="ce23" office:value-type="string" calcext:value-type="string">
            <text:p>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world down syndrome awareness program</text:p>
          </table:table-cell>
          <table:table-cell office:value-type="string" calcext:value-type="string">
            <text:p>debugging column-manager UT application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2" calcext:value-type="date">
            <text:p>4318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Finished PUT API testing locally in docker environment</text:p>
          </table:table-cell>
          <table:table-cell office:value-type="string" calcext:value-type="string">
            <text:p>component tests and go language presentation by Muthu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3" calcext:value-type="date">
            <text:p>4318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2</text:p>
          </table:table-cell>
          <table:table-cell table:style-name="ce23" office:value-type="string" calcext:value-type="string">
            <text:p>---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submitted MR for review</text:p>
          </table:table-cell>
          <table:table-cell office:value-type="string" calcext:value-type="string">
            <text:p>Code review &amp; Hasty reading of TAOCP vol1</text:p>
          </table:table-cell>
          <table:table-cell table:number-columns-repeated="1017"/>
        </table:table-row>
        <table:table-row table:style-name="ro2">
          <table:table-cell table:style-name="ce13" office:value-type="date" office:date-value="2018-03-24" calcext:value-type="date">
            <text:p>43183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-----</text:p>
          </table:table-cell>
          <table:table-cell table:style-name="ce30" office:value-type="string" calcext:value-type="string">
            <text:p>Reading : <text:s/>1 hr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------</text:p>
          </table:table-cell>
          <table:table-cell table:number-columns-repeated="1017"/>
        </table:table-row>
        <table:table-row table:style-name="ro2">
          <table:table-cell table:style-name="ce13" office:value-type="date" office:date-value="2018-03-25" calcext:value-type="date">
            <text:p>43184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----------</text:p>
          </table:table-cell>
          <table:table-cell table:style-name="ce31"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 table:number-columns-spanned="6" table:number-rows-spanned="1">
            <text:p>Weekly Output : <text:s/>1.5 days Reading design patterns &amp; presentation ; 0.5 day : down syndrome day; <text:s/>0.5 day component tests presentation by muthu ; lot of discussion in the skype group on friday</text:p>
          </table:table-cell>
          <table:covered-table-cell table:style-name="ce19"/>
          <table:covered-table-cell table:number-columns-repeated="2" table:style-name="ce23"/>
          <table:covered-table-cell table:number-columns-repeated="2"/>
          <table:table-cell table:number-columns-repeated="1018"/>
        </table:table-row>
        <table:table-row table:style-name="ro2">
          <table:table-cell table:style-name="ce3" office:value-type="date" office:date-value="2018-03-26" calcext:value-type="date">
            <text:p>4318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.5 Kms : 20 mins Running : 10.5</text:p>
          </table:table-cell>
          <table:table-cell table:style-name="ce23" office:value-type="string" calcext:value-type="string">
            <text:p>---------</text:p>
          </table:table-cell>
          <table:table-cell table:style-name="ce31" office:value-type="string" calcext:value-type="string">
            <text:p>Reading : <text:s/>5 mins</text:p>
          </table:table-cell>
          <table:table-cell office:value-type="string" calcext:value-type="string">
            <text:p>compiling column manager in Object-service repo</text:p>
          </table:table-cell>
          <table:table-cell office:value-type="string" calcext:value-type="string">
            <text:p>Debugging column manager issue 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7" calcext:value-type="date">
            <text:p>4318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.5 Kms : 20 mins Running : 10.5</text:p>
          </table:table-cell>
          <table:table-cell table:style-name="ce23" office:value-type="string" calcext:value-type="string">
            <text:p>---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compiling column manager in Object-service repo</text:p>
          </table:table-cell>
          <table:table-cell office:value-type="string" calcext:value-type="string">
            <text:p>Sprint Demo &amp;&amp; Retrospective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8" calcext:value-type="date">
            <text:p>4318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3.8 Kms : 20 mins Running : 10.6</text:p>
          </table:table-cell>
          <table:table-cell table:style-name="ce23" office:value-type="string" calcext:value-type="string">
            <text:p>------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sprint planning, compiling column manager</text:p>
          </table:table-cell>
          <table:table-cell table:style-name="ce33" office:value-type="string" calcext:value-type="string">
            <text:p>compiling column manager in Object Service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29" calcext:value-type="date">
            <text:p>4318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20 Mins : Meditation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compiling column manager in Object-service repo</text:p>
          </table:table-cell>
          <table:table-cell table:style-name="ce33" office:value-type="string" calcext:value-type="string">
            <text:p>Finished column manager integartion to Object-service repo</text:p>
          </table:table-cell>
          <table:table-cell table:number-columns-repeated="1017"/>
        </table:table-row>
        <table:table-row table:style-name="ro2">
          <table:table-cell table:style-name="ce3" office:value-type="date" office:date-value="2018-03-30" calcext:value-type="date">
            <text:p>4318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4 Kms : 25 mins Running : 10.0</text:p>
          </table:table-cell>
          <table:table-cell table:style-name="ce23" office:value-type="string" calcext:value-type="string">
            <text:p>-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---------</text:p>
          </table:table-cell>
          <table:table-cell table:number-columns-repeated="1017"/>
        </table:table-row>
        <table:table-row table:style-name="ro2">
          <table:table-cell table:style-name="ce15" office:value-type="date" office:date-value="2018-03-31" calcext:value-type="date">
            <text:p>431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5" office:value-type="string" calcext:value-type="string">
            <text:p>---------</text:p>
          </table:table-cell>
          <table:table-cell table:style-name="ce25" office:value-type="string" calcext:value-type="string">
            <text:p>-------------</text:p>
          </table:table-cell>
          <table:table-cell table:style-name="ce32" office:value-type="string" calcext:value-type="string">
            <text:p>-------</text:p>
          </table:table-cell>
          <table:table-cell table:style-name="ce32" office:value-type="string" calcext:value-type="string">
            <text:p>---------------------</text:p>
          </table:table-cell>
          <table:table-cell table:style-name="ce32" office:value-type="string" calcext:value-type="string">
            <text:p>---------------------------</text:p>
          </table:table-cell>
          <table:table-cell table:number-columns-repeated="1017"/>
        </table:table-row>
        <table:table-row table:style-name="ro2">
          <table:table-cell table:style-name="ce15" table:number-columns-spanned="7" table:number-rows-spanned="1"/>
          <table:covered-table-cell table:number-columns-repeated="3" table:style-name="ce25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01" calcext:value-type="date">
            <text:p>43191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4-02" calcext:value-type="date">
            <text:p>43192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4-03" calcext:value-type="date">
            <text:p>43193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-</text:p>
          </table:table-cell>
          <table:table-cell/>
          <table:table-cell table:number-columns-repeated="2" office:value-type="string" calcext:value-type="string">
            <text:p>Fixing segfault issue for col-manager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4" calcext:value-type="date">
            <text:p>4319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-</text:p>
          </table:table-cell>
          <table:table-cell table:style-name="ce23" office:value-type="string" calcext:value-type="string">
            <text:p>5 Mins : Meditation</text:p>
          </table:table-cell>
          <table:table-cell table:style-name="ce31" office:value-type="string" calcext:value-type="string">
            <text:p>Reading : <text:s/>45 mins</text:p>
          </table:table-cell>
          <table:table-cell office:value-type="string" calcext:value-type="string">
            <text:p>Fixing segfault issue for col-manager </text:p>
          </table:table-cell>
          <table:table-cell office:value-type="string" calcext:value-type="string">
            <text:p>Started working ReadPath for ColumnManag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5" calcext:value-type="date">
            <text:p>4319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31" office:value-type="string" calcext:value-type="string">
            <text:p>Reading : <text:s/>5 mins</text:p>
          </table:table-cell>
          <table:table-cell office:value-type="string" calcext:value-type="string">
            <text:p>1-to-1 long meeting : 45 mins : </text:p>
          </table:table-cell>
          <table:table-cell office:value-type="string" calcext:value-type="string">
            <text:p>Finished ReadPath Interface Impl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6" calcext:value-type="date">
            <text:p>4319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33" office:value-type="string" calcext:value-type="string">
            <text:p>Reading : <text:s/>5 mins</text:p>
          </table:table-cell>
          <table:table-cell office:value-type="string" calcext:value-type="string">
            <text:p>ReadPath UnitTest case Started</text:p>
          </table:table-cell>
          <table:table-cell office:value-type="string" calcext:value-type="string">
            <text:p>Finished Migration to g++-4.8 compil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07" calcext:value-type="date">
            <text:p>4319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---</text:p>
          </table:table-cell>
          <table:table-cell table:style-name="ce23" office:value-type="string" calcext:value-type="string">
            <text:p>---------</text:p>
          </table:table-cell>
          <table:table-cell table:style-name="ce31" office:value-type="string" calcext:value-type="string">
            <text:p>Reading : <text:s/>2 hr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4-08" calcext:value-type="date">
            <text:p>43198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---------</text:p>
          </table:table-cell>
          <table:table-cell table:style-name="ce31" office:value-type="string" calcext:value-type="string">
            <text:p>Reading : <text:s/>15 mins</text:p>
          </table:table-cell>
          <table:table-cell table:number-columns-repeated="1019"/>
        </table:table-row>
        <table:table-row table:style-name="ro2">
          <table:table-cell table:style-name="ce17" table:number-columns-spanned="7" table:number-rows-spanned="1"/>
          <table:covered-table-cell table:style-name="ce19"/>
          <table:covered-table-cell table:number-columns-repeated="2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09" calcext:value-type="date">
            <text:p>431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5 Kms : 15 mins Running : 10.1</text:p>
          </table:table-cell>
          <table:table-cell table:style-name="ce23" office:value-type="string" calcext:value-type="string">
            <text:p>-------</text:p>
          </table:table-cell>
          <table:table-cell table:style-name="ce31" office:value-type="string" calcext:value-type="string">
            <text:p>Reading : <text:s/>5 mins</text:p>
          </table:table-cell>
          <table:table-cell office:value-type="string" calcext:value-type="string">
            <text:p>UnitTests for ReadPath</text:p>
          </table:table-cell>
          <table:table-cell office:value-type="string" calcext:value-type="string">
            <text:p>Finished UnitTests for ReadPath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0" calcext:value-type="date">
            <text:p>4320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--</text:p>
          </table:table-cell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Enabled &amp; Fixing warnings for ObjectService</text:p>
          </table:table-cell>
          <table:table-cell office:value-type="string" calcext:value-type="string">
            <text:p>Sprint Demo &amp; Resolving merge conflict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1" calcext:value-type="date">
            <text:p>4320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.0 Kms : 12 mins Running : 10.1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0 mins</text:p>
          </table:table-cell>
          <table:table-cell office:value-type="string" calcext:value-type="string">
            <text:p>ReadBlock Integration</text:p>
          </table:table-cell>
          <table:table-cell table:style-name="ce33" office:value-type="string" calcext:value-type="string">
            <text:p>Finished ReadBlock Integ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2" calcext:value-type="date">
            <text:p>4320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5 mins </text:p>
          </table:table-cell>
          <table:table-cell office:value-type="string" calcext:value-type="string">
            <text:p>Finished deleteBlock Integration work</text:p>
          </table:table-cell>
          <table:table-cell office:value-type="string" calcext:value-type="string">
            <text:p>Started working deleteObjec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3" calcext:value-type="date">
            <text:p>43203</text:p>
          </table:table-cell>
          <table:table-cell table:style-name="ce19" office:value-type="time" office:time-value="PT05H45M00S" calcext:value-type="time">
            <text:p>0.239583333333333</text:p>
          </table:table-cell>
          <table:table-cell table:style-name="ce23" office:value-type="string" calcext:value-type="string">
            <text:p>---------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5 mins </text:p>
          </table:table-cell>
          <table:table-cell office:value-type="string" calcext:value-type="string">
            <text:p>Code Understanding &amp; analysis &amp; review-comments</text:p>
          </table:table-cell>
          <table:table-cell office:value-type="string" calcext:value-type="string">
            <text:p>Optimizations &amp; cleanup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4" calcext:value-type="date">
            <text:p>432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-</text:p>
          </table:table-cell>
          <table:table-cell table:style-name="ce31" office:value-type="string" calcext:value-type="string">
            <text:p>Reading : <text:s/>45 mins</text:p>
          </table:table-cell>
          <table:table-cell office:value-type="string" calcext:value-type="string">
            <text:p>Finished code cleanup &amp; Optimizations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8-04-15" calcext:value-type="date">
            <text:p>43205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----------</text:p>
          </table:table-cell>
          <table:table-cell table:style-name="ce23" office:value-type="string" calcext:value-type="string">
            <text:p>-----------</text:p>
          </table:table-cell>
          <table:table-cell table:number-columns-repeated="1020"/>
        </table:table-row>
        <table:table-row table:style-name="ro2">
          <table:table-cell table:style-name="ce16" table:number-columns-spanned="7" table:number-rows-spanned="1"/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16" calcext:value-type="date">
            <text:p>4320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--</text:p>
          </table:table-cell>
          <table:table-cell table:style-name="ce23"/>
          <table:table-cell/>
          <table:table-cell office:value-type="string" calcext:value-type="string">
            <text:p>Scripts for debian pkg creation</text:p>
          </table:table-cell>
          <table:table-cell office:value-type="string" calcext:value-type="string">
            <text:p>Jenkins jobs for debian Pkg cre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7" calcext:value-type="date">
            <text:p>4320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--</text:p>
          </table:table-cell>
          <table:table-cell table:style-name="ce23"/>
          <table:table-cell/>
          <table:table-cell office:value-type="string" calcext:value-type="string">
            <text:p>DockerFile for ObjectService</text:p>
          </table:table-cell>
          <table:table-cell table:style-name="ce33" office:value-type="string" calcext:value-type="string">
            <text:p>Debugging &amp; Fixing Jenkins job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8" calcext:value-type="date">
            <text:p>4320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</text:p>
          </table:table-cell>
          <table:table-cell table:style-name="ce23"/>
          <table:table-cell table:style-name="ce31" office:value-type="string" calcext:value-type="string">
            <text:p>Reading : <text:s/>1 hr</text:p>
          </table:table-cell>
          <table:table-cell office:value-type="string" calcext:value-type="string">
            <text:p>Finished debian pkg creation </text:p>
          </table:table-cell>
          <table:table-cell office:value-type="string" calcext:value-type="string">
            <text:p>Checking code-coverage &amp; valgrind script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19" calcext:value-type="date">
            <text:p>4320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1 hr</text:p>
          </table:table-cell>
          <table:table-cell table:style-name="ce23" office:value-type="string" calcext:value-type="string">
            <text:p>----------</text:p>
          </table:table-cell>
          <table:table-cell/>
          <table:table-cell office:value-type="string" calcext:value-type="string">
            <text:p>all hands meeting; code-cleanup MR's merged</text:p>
          </table:table-cell>
          <table:table-cell table:style-name="ce33" office:value-type="string" calcext:value-type="string">
            <text:p>Foos-object-service debian pkg installed in testdriv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0" calcext:value-type="date">
            <text:p>4321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1 hr</text:p>
          </table:table-cell>
          <table:table-cell table:style-name="ce23" office:value-type="string" calcext:value-type="string">
            <text:p>---------</text:p>
          </table:table-cell>
          <table:table-cell/>
          <table:table-cell office:value-type="string" calcext:value-type="string">
            <text:p>Fixed writerSession issue;</text:p>
          </table:table-cell>
          <table:table-cell office:value-type="string" calcext:value-type="string">
            <text:p>Meeting with Ed &amp;&amp; Foosd &amp; os Integration and tes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1" calcext:value-type="date">
            <text:p>43211</text:p>
          </table:table-cell>
          <table:table-cell table:style-name="ce23" table:number-columns-repeated="3"/>
          <table:table-cell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4-22" calcext:value-type="date">
            <text:p>4321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table:number-columns-spanned="7" table:number-rows-spanned="1"/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23" calcext:value-type="date">
            <text:p>4321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Refactoring – code understanding</text:p>
          </table:table-cell>
          <table:table-cell office:value-type="string" calcext:value-type="string">
            <text:p>Merging staging-branch to master &amp;&amp; master-build is gree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4" calcext:value-type="date">
            <text:p>4321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Integration testing in testdriver environment</text:p>
          </table:table-cell>
          <table:table-cell office:value-type="string" calcext:value-type="string">
            <text:p>Demo &amp;&amp; Retrospectiv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5" calcext:value-type="date">
            <text:p>4321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sprint planning</text:p>
          </table:table-cell>
          <table:table-cell office:value-type="string" calcext:value-type="string">
            <text:p>Checking the upgrade issue of dss-object-daem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6" calcext:value-type="date">
            <text:p>4321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5 mins : exercise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Checking upgrade issue &amp; helping others</text:p>
          </table:table-cell>
          <table:table-cell office:value-type="string" calcext:value-type="string">
            <text:p>Checking upgrade issue with the help of Allaudi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7" calcext:value-type="date">
            <text:p>4321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---</text:p>
          </table:table-cell>
          <table:table-cell table:style-name="ce33" office:value-type="string" calcext:value-type="string">
            <text:p>Reading : <text:s/>5 mins</text:p>
          </table:table-cell>
          <table:table-cell table:number-columns-repeated="2" office:value-type="string" calcext:value-type="string">
            <text:p>presentation train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4-28" calcext:value-type="date">
            <text:p>43218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4-29" calcext:value-type="date">
            <text:p>43219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table:number-columns-repeated="2"/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Good at waking up at 4:30 am;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4-30" calcext:value-type="date">
            <text:p>4322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1 mins : exercise</text:p>
          </table:table-cell>
          <table:table-cell/>
          <table:table-cell office:value-type="string" calcext:value-type="string">
            <text:p>Started working on scaler_libs upgrade</text:p>
          </table:table-cell>
          <table:table-cell office:value-type="string" calcext:value-type="string">
            <text:p>scaler_libs upgrade finishe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1" calcext:value-type="date">
            <text:p>4322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-----------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---------------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2" calcext:value-type="date">
            <text:p>4322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-----------</text:p>
          </table:table-cell>
          <table:table-cell office:value-type="string" calcext:value-type="string">
            <text:p>--------------</text:p>
          </table:table-cell>
          <table:table-cell office:value-type="string" calcext:value-type="string">
            <text:p>--------------------</text:p>
          </table:table-cell>
          <table:table-cell office:value-type="string" calcext:value-type="string">
            <text:p>------------------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3" calcext:value-type="date">
            <text:p>4322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/>
          <table:table-cell/>
          <table:table-cell office:value-type="string" calcext:value-type="string">
            <text:p>closed all the tickets : </text:p>
          </table:table-cell>
          <table:table-cell office:value-type="string" calcext:value-type="string">
            <text:p>code review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4" calcext:value-type="date">
            <text:p>4322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1 mins : exercise</text:p>
          </table:table-cell>
          <table:table-cell/>
          <table:table-cell office:value-type="string" calcext:value-type="string">
            <text:p>checking componenet-tests issue</text:p>
          </table:table-cell>
          <table:table-cell office:value-type="string" calcext:value-type="string">
            <text:p>debugging MEMCHECK iss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5" calcext:value-type="date">
            <text:p>43225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office:value-type="string" calcext:value-type="string">
            <text:p>Reading : <text:s/>1 hr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5-06" calcext:value-type="date">
            <text:p>4322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5-07" calcext:value-type="date">
            <text:p>4322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17 Mins : exercise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debugging the exit_handlers issue</text:p>
          </table:table-cell>
          <table:table-cell office:value-type="string" calcext:value-type="string">
            <text:p>debugging continue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8" calcext:value-type="date">
            <text:p>4322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 office:value-type="string" calcext:value-type="string">
            <text:p>30 mins : exercise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confluence page for Integration</text:p>
          </table:table-cell>
          <table:table-cell office:value-type="string" calcext:value-type="string">
            <text:p>Demos &amp; not much outp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09" calcext:value-type="date">
            <text:p>4322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2 kms running</text:p>
          </table:table-cell>
          <table:table-cell office:value-type="string" calcext:value-type="string">
            <text:p>Reading : 10 mins 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Meeting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0" calcext:value-type="date">
            <text:p>4323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 office:value-type="string" calcext:value-type="string">
            <text:p>Reading : 10 mins 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Not much outp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1" calcext:value-type="date">
            <text:p>4323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</text:p>
          </table:table-cell>
          <table:table-cell table:style-name="ce23"/>
          <table:table-cell office:value-type="string" calcext:value-type="string">
            <text:p>Reading : 10 mins </text:p>
          </table:table-cell>
          <table:table-cell table:number-columns-repeated="2" office:value-type="string" calcext:value-type="string">
            <text:p>Reading a book on kafk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2" calcext:value-type="date">
            <text:p>43232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office:value-type="string" calcext:value-type="string">
            <text:p>Reading</text:p>
          </table:table-cell>
          <table:table-cell table:style-name="ce23"/>
          <table:table-cell office:value-type="string" calcext:value-type="string">
            <text:p>Reading : 10 mins 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5-13" calcext:value-type="date">
            <text:p>43233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style-name="ce23"/>
          <table:covered-table-cell table:style-name="ce16"/>
          <table:covered-table-cell table:number-columns-repeated="3" table:style-name="ce23"/>
          <table:covered-table-cell/>
          <table:table-cell table:number-columns-repeated="1017"/>
        </table:table-row>
        <table:table-row table:style-name="ro2">
          <table:table-cell table:style-name="ce16" office:value-type="date" office:date-value="2018-05-14" calcext:value-type="date">
            <text:p>4323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2 kms running</text:p>
          </table:table-cell>
          <table:table-cell table:number-columns-repeated="1020"/>
        </table:table-row>
        <table:table-row table:style-name="ro2">
          <table:table-cell table:style-name="ce16" office:value-type="date" office:date-value="2018-05-15" calcext:value-type="date">
            <text:p>4323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 table:number-columns-repeated="2"/>
          <table:table-cell office:value-type="string" calcext:value-type="string">
            <text:p>PI-5 plann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6" calcext:value-type="date">
            <text:p>4323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2"/>
          <table:table-cell office:value-type="string" calcext:value-type="string">
            <text:p>PI-5 : kafka, zookeeper discussion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7" calcext:value-type="date">
            <text:p>4323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2 kms running</text:p>
          </table:table-cell>
          <table:table-cell/>
          <table:table-cell table:style-name="Default"/>
          <table:table-cell office:value-type="string" calcext:value-type="string">
            <text:p>PI-5 sprint plann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8" calcext:value-type="date">
            <text:p>43238</text:p>
          </table:table-cell>
          <table:table-cell table:style-name="ce19" office:value-type="time" office:time-value="PT07H15M00S" calcext:value-type="time">
            <text:p>0.302083333333333</text:p>
          </table:table-cell>
          <table:table-cell table:style-name="ce23" table:number-columns-repeated="2"/>
          <table:table-cell/>
          <table:table-cell table:number-columns-repeated="2" office:value-type="string" calcext:value-type="string">
            <text:p>Reading Kafk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19" calcext:value-type="date">
            <text:p>43239</text:p>
          </table:table-cell>
          <table:table-cell table:style-name="ce19"/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5-20" calcext:value-type="date">
            <text:p>43240</text:p>
          </table:table-cell>
          <table:table-cell table:style-name="ce23" table:number-columns-repeated="3"/>
          <table:table-cell office:value-type="string" calcext:value-type="string">
            <text:p>Reading : <text:s/>30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5-21" calcext:value-type="date">
            <text:p>4324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1.8 kms running</text:p>
          </table:table-cell>
          <table:table-cell office:value-type="string" calcext:value-type="string">
            <text:p>Reading : <text:s/>40 mins</text:p>
          </table:table-cell>
          <table:table-cell office:value-type="string" calcext:value-type="string">
            <text:p>kafka source code examples</text:p>
          </table:table-cell>
          <table:table-cell office:value-type="string" calcext:value-type="string">
            <text:p>Reading kafka doxygen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2" calcext:value-type="date">
            <text:p>4324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Reading : <text:s/>20 mins</text:p>
          </table:table-cell>
          <table:table-cell office:value-type="string" calcext:value-type="string">
            <text:p>kafka code understanding started</text:p>
          </table:table-cell>
          <table:table-cell office:value-type="string" calcext:value-type="string">
            <text:p>3s1b experimentation For 1 N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3" calcext:value-type="date">
            <text:p>4324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2.1 kms Running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3s1b kafka cluster environment setup is done</text:p>
          </table:table-cell>
          <table:table-cell office:value-type="string" calcext:value-type="string">
            <text:p>Ran producer, consumer performance tests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4" calcext:value-type="date">
            <text:p>43244</text:p>
          </table:table-cell>
          <table:table-cell table:style-name="ce19" office:value-type="time" office:time-value="PT06H20M00S" calcext:value-type="time">
            <text:p>0.263888888888889</text:p>
          </table:table-cell>
          <table:table-cell table:number-columns-repeated="2" table:style-name="ce23" office:value-type="string" calcext:value-type="string">
            <text:p>-----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Documentation of work so far</text:p>
          </table:table-cell>
          <table:table-cell office:value-type="string" calcext:value-type="string">
            <text:p>Meeting : 1 hr, rerunning the test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5" calcext:value-type="date">
            <text:p>4324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.8 kms running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3s1b Testing with different configs</text:p>
          </table:table-cell>
          <table:table-cell office:value-type="string" calcext:value-type="string">
            <text:p>debugging the Stack Trac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6" calcext:value-type="date">
            <text:p>43246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office:value-type="string" calcext:value-type="string">
            <text:p>--------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5-27" calcext:value-type="date">
            <text:p>43247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office:value-type="string" calcext:value-type="string">
            <text:p>------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5-28" calcext:value-type="date">
            <text:p>43248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---</text:p>
          </table:table-cell>
          <table:table-cell office:value-type="string" calcext:value-type="string">
            <text:p>Reading : <text:s/>40 mins</text:p>
          </table:table-cell>
          <table:table-cell office:value-type="string" calcext:value-type="string">
            <text:p>3s1b Testing continutaion</text:p>
          </table:table-cell>
          <table:table-cell table:style-name="ce33" office:value-type="string" calcext:value-type="string">
            <text:p>Understanding Producer code Logic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29" calcext:value-type="date">
            <text:p>4324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Installation 3s1b setup <text:s/>and testing</text:p>
          </table:table-cell>
          <table:table-cell office:value-type="string" calcext:value-type="string">
            <text:p>Meeting with sriram &amp;&amp; Testing &amp;&amp; Helping RamaKrishn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30" calcext:value-type="date">
            <text:p>4325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1.1 kms running</text:p>
          </table:table-cell>
          <table:table-cell office:value-type="string" calcext:value-type="string">
            <text:p>Reading : <text:s/>20 mins</text:p>
          </table:table-cell>
          <table:table-cell office:value-type="string" calcext:value-type="string">
            <text:p>meeting with hemantha; debugging .tmp file issue</text:p>
          </table:table-cell>
          <table:table-cell office:value-type="string" calcext:value-type="string">
            <text:p>Helping rama for 30 mins ; H/W setup; debugging the iss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5-31" calcext:value-type="date">
            <text:p>4325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Chat with Team &amp; all-hands-meeting wouter</text:p>
          </table:table-cell>
          <table:table-cell office:value-type="string" calcext:value-type="string">
            <text:p>Internal Team Demo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1" calcext:value-type="date">
            <text:p>4325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Met sriram &amp; Reading scala</text:p>
          </table:table-cell>
          <table:table-cell office:value-type="string" calcext:value-type="string">
            <text:p>Helping RamaKrishna for his wor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2" calcext:value-type="date">
            <text:p>43253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Reading : 30 min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-----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03" calcext:value-type="date">
            <text:p>43254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Reading : 30 min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--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04" calcext:value-type="date">
            <text:p>4325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 Kms running : 12 kmph : 10 mins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Understanding Locking mechanism in kafka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5" calcext:value-type="date">
            <text:p>4325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0 mins walk</text:p>
          </table:table-cell>
          <table:table-cell office:value-type="string" calcext:value-type="string">
            <text:p>Reading : <text:s/>1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06" calcext:value-type="date">
            <text:p>4325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 Kms running : 12 kmph : 10 mins</text:p>
          </table:table-cell>
          <table:table-cell office:value-type="string" calcext:value-type="string">
            <text:p>Reading : <text:s/>10 mins</text:p>
          </table:table-cell>
          <table:table-cell office:value-type="string" calcext:value-type="string">
            <text:p>Sprint Planning Meeting &amp; python script understanding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7" calcext:value-type="date">
            <text:p>4325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20 mins walk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8-06-08" calcext:value-type="date">
            <text:p>43259</text:p>
          </table:table-cell>
          <table:table-cell table:style-name="ce19" office:value-type="time" office:time-value="PT04H45M00S" calcext:value-type="time">
            <text:p>0.197916666666667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eading scala</text:p>
          </table:table-cell>
          <table:table-cell office:value-type="string" calcext:value-type="string">
            <text:p>Reading scala boo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09" calcext:value-type="date">
            <text:p>43260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------</text:p>
          </table:table-cell>
          <table:table-cell office:value-type="string" calcext:value-type="string">
            <text:p>----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10" calcext:value-type="date">
            <text:p>43261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-------</text:p>
          </table:table-cell>
          <table:table-cell office:value-type="string" calcext:value-type="string">
            <text:p>Reading : <text:s/>45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5 days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11" calcext:value-type="date">
            <text:p>4326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20 mins : <text:s/>Exercise</text:p>
          </table:table-cell>
          <table:table-cell office:value-type="string" calcext:value-type="string">
            <text:p>Reading : <text:s/>45 mins</text:p>
          </table:table-cell>
          <table:table-cell office:value-type="string" calcext:value-type="string">
            <text:p>Meeting with Ganga, StandUp</text:p>
          </table:table-cell>
          <table:table-cell office:value-type="string" calcext:value-type="string">
            <text:p>sathish explaining “fan-out” componen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2" calcext:value-type="date">
            <text:p>43263</text:p>
          </table:table-cell>
          <table:table-cell table:style-name="ce19" office:value-type="time" office:time-value="PT05H10M00S" calcext:value-type="time">
            <text:p>0.215277777777778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-----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Fan-out discussion, reading scala</text:p>
          </table:table-cell>
          <table:table-cell office:value-type="string" calcext:value-type="string">
            <text:p>“Team-outing” for ganga send-off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3" calcext:value-type="date">
            <text:p>4326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30 mins : <text:s/>Exercise</text:p>
          </table:table-cell>
          <table:table-cell office:value-type="string" calcext:value-type="string">
            <text:p>Reading : <text:s/>50 mins</text:p>
          </table:table-cell>
          <table:table-cell office:value-type="string" calcext:value-type="string">
            <text:p>sprint planning for ONS new architecture</text:p>
          </table:table-cell>
          <table:table-cell office:value-type="string" calcext:value-type="string">
            <text:p>Reading “ocamlbuild” tool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4" calcext:value-type="date">
            <text:p>4326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10 mins</text:p>
          </table:table-cell>
          <table:table-cell table:style-name="ce23" office:value-type="string" calcext:value-type="string">
            <text:p>12.1 kmph : 13 mins : 2.5 km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Reading MDS design documentation</text:p>
          </table:table-cell>
          <table:table-cell office:value-type="string" calcext:value-type="string">
            <text:p>Started code understanding of MD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5" calcext:value-type="date">
            <text:p>43266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<text:s text:c="2"/>mins</text:p>
          </table:table-cell>
          <table:table-cell office:value-type="string" calcext:value-type="string">
            <text:p>config file reading understaning</text:p>
          </table:table-cell>
          <table:table-cell office:value-type="string" calcext:value-type="string">
            <text:p>Understood S3Access module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6" calcext:value-type="date">
            <text:p>43267</text:p>
          </table:table-cell>
          <table:table-cell table:style-name="ce19" office:value-type="time" office:time-value="PT07H10M00S" calcext:value-type="time">
            <text:p>0.298611111111111</text:p>
          </table:table-cell>
          <table:table-cell table:style-name="ce23"/>
          <table:table-cell table:style-name="ce23" office:value-type="string" calcext:value-type="string">
            <text:p>----</text:p>
          </table:table-cell>
          <table:table-cell office:value-type="string" calcext:value-type="string">
            <text:p>Reading : <text:s text:c="2"/>9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6-17" calcext:value-type="date">
            <text:p>4326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Reading : <text:s text:c="2"/>30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18" calcext:value-type="date">
            <text:p>4326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Exercise, Review Goals, Learn</text:p>
          </table:table-cell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Reading : <text:s text:c="2"/>30 mins</text:p>
          </table:table-cell>
          <table:table-cell office:value-type="string" calcext:value-type="string">
            <text:p>High level understanding of start_threads.ml in MDS</text:p>
          </table:table-cell>
          <table:table-cell office:value-type="string" calcext:value-type="string">
            <text:p>2 hrs : meeting about ONS, planning, estimates,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19" calcext:value-type="date">
            <text:p>4327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</text:p>
          </table:table-cell>
          <table:table-cell table:style-name="ce23" office:value-type="string" calcext:value-type="string">
            <text:p>---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building mds code inside docker</text:p>
          </table:table-cell>
          <table:table-cell office:value-type="string" calcext:value-type="string">
            <text:p>sprint Demo &amp; building MD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0" calcext:value-type="date">
            <text:p>4327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Walking : 10 mins</text:p>
          </table:table-cell>
          <table:table-cell office:value-type="string" calcext:value-type="string">
            <text:p>Reading : <text:s text:c="2"/>1 hr</text:p>
          </table:table-cell>
          <table:table-cell office:value-type="string" calcext:value-type="string">
            <text:p>sprint planning &amp; building mds code</text:p>
          </table:table-cell>
          <table:table-cell office:value-type="string" calcext:value-type="string">
            <text:p>mds build is done &amp;&amp; code understanding of md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1" calcext:value-type="date">
            <text:p>43272</text:p>
          </table:table-cell>
          <table:table-cell table:style-name="ce19" office:value-type="time" office:time-value="PT07H20M00S" calcext:value-type="time">
            <text:p>0.305555555555556</text:p>
          </table:table-cell>
          <table:table-cell table:style-name="ce23" office:value-type="string" calcext:value-type="string">
            <text:p>----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---------</text:p>
          </table:table-cell>
          <table:table-cell office:value-type="string" calcext:value-type="string">
            <text:p>MDS feeder code understanding</text:p>
          </table:table-cell>
          <table:table-cell office:value-type="string" calcext:value-type="string">
            <text:p>Understood scalerim_access, s3_access, search_que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2" calcext:value-type="date">
            <text:p>4327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20 mins</text:p>
          </table:table-cell>
          <table:table-cell table:style-name="ce23" office:value-type="string" calcext:value-type="string">
            <text:p>12.5 kmph : 12.5 mins : 2.5 km</text:p>
          </table:table-cell>
          <table:table-cell/>
          <table:table-cell office:value-type="string" calcext:value-type="string">
            <text:p>MDS feeder code understanding</text:p>
          </table:table-cell>
          <table:table-cell office:value-type="string" calcext:value-type="string">
            <text:p>Fanout Component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3" calcext:value-type="date">
            <text:p>43274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6-24" calcext:value-type="date">
            <text:p>43275</text:p>
          </table:table-cell>
          <table:table-cell table:style-name="ce19" office:value-type="time" office:time-value="PT05H20M00S" calcext:value-type="time">
            <text:p>0.222222222222222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4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6-25" calcext:value-type="date">
            <text:p>43276</text:p>
          </table:table-cell>
          <table:table-cell table:style-name="ce19" office:value-type="time" office:time-value="PT05H00M00S" calcext:value-type="time">
            <text:p>0.208333333333333</text:p>
          </table:table-cell>
          <table:table-cell table:style-name="ce23" office:value-type="string" calcext:value-type="string">
            <text:p>---------</text:p>
          </table:table-cell>
          <table:table-cell table:style-name="ce23" office:value-type="string" calcext:value-type="string">
            <text:p>-------------</text:p>
          </table:table-cell>
          <table:table-cell office:value-type="string" calcext:value-type="string">
            <text:p>Reading : <text:s text:c="2"/>10 mins</text:p>
          </table:table-cell>
          <table:table-cell office:value-type="string" calcext:value-type="string">
            <text:p>documentation of work so far &amp;&amp; MDS discussion</text:p>
          </table:table-cell>
          <table:table-cell office:value-type="string" calcext:value-type="string">
            <text:p>documentation of work so fa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6" calcext:value-type="date">
            <text:p>43277</text:p>
          </table:table-cell>
          <table:table-cell table:style-name="ce19" office:value-type="time" office:time-value="PT05H45M00S" calcext:value-type="time">
            <text:p>0.239583333333333</text:p>
          </table:table-cell>
          <table:table-cell table:number-columns-repeated="2" table:style-name="ce23" office:value-type="string" calcext:value-type="string">
            <text:p>---------</text:p>
          </table:table-cell>
          <table:table-cell office:value-type="string" calcext:value-type="string">
            <text:p>Reading : <text:s text:c="2"/>20 mins</text:p>
          </table:table-cell>
          <table:table-cell table:style-name="ce33" office:value-type="string" calcext:value-type="string">
            <text:p>MDS discussion</text:p>
          </table:table-cell>
          <table:table-cell office:value-type="string" calcext:value-type="string">
            <text:p>helping Rama for 30 mins ; docker env for jav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7" calcext:value-type="date">
            <text:p>4327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-----</text:p>
          </table:table-cell>
          <table:table-cell table:style-name="ce23" office:value-type="string" calcext:value-type="string">
            <text:p>25 mins : <text:s/>Exercise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helping muthu for debian pkg creation</text:p>
          </table:table-cell>
          <table:table-cell office:value-type="string" calcext:value-type="string">
            <text:p>jenkinsjobs, jenkinsdocker, git repo tasks are don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8" calcext:value-type="date">
            <text:p>4327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25 mins : <text:s/>Exercise</text:p>
          </table:table-cell>
          <table:table-cell office:value-type="string" calcext:value-type="string">
            <text:p>Reading : <text:s text:c="2"/>10 mins</text:p>
          </table:table-cell>
          <table:table-cell office:value-type="string" calcext:value-type="string">
            <text:p>maven build automation for fanout component</text:p>
          </table:table-cell>
          <table:table-cell office:value-type="string" calcext:value-type="string">
            <text:p>Meeting <text:s/>&amp;&amp; Fixed jenkinsjob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29" calcext:value-type="date">
            <text:p>4328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Reading : 5 mins</text:p>
          </table:table-cell>
          <table:table-cell table:style-name="ce23" office:value-type="string" calcext:value-type="string">
            <text:p>12.5 kmph : 12.5 mins : 2.5 km</text:p>
          </table:table-cell>
          <table:table-cell/>
          <table:table-cell office:value-type="string" calcext:value-type="string">
            <text:p>docker image for fanout is done</text:p>
          </table:table-cell>
          <table:table-cell office:value-type="string" calcext:value-type="string">
            <text:p>jenkins jobs are Ready for mds-fano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6-30" calcext:value-type="date">
            <text:p>43281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7-01" calcext:value-type="date">
            <text:p>43282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/>
          <table:table-cell table:style-name="ce23" office:value-type="string" calcext:value-type="string">
            <text:p>walking</text:p>
          </table:table-cell>
          <table:table-cell office:value-type="string" calcext:value-type="string">
            <text:p>-------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3 days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02" calcext:value-type="date">
            <text:p>4328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3 kmph : 10 mins : 2.1 km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Code Review of FanOut Service</text:p>
          </table:table-cell>
          <table:table-cell office:value-type="string" calcext:value-type="string">
            <text:p>Reading Maven &amp;&amp; Helping Muthu for active scale chang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3" calcext:value-type="date">
            <text:p>4328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-</text:p>
          </table:table-cell>
          <table:table-cell table:style-name="ce23" office:value-type="string" calcext:value-type="string">
            <text:p>PushUps : 10 * 6</text:p>
          </table:table-cell>
          <table:table-cell office:value-type="string" calcext:value-type="string">
            <text:p>Reading : <text:s/>30 mins </text:p>
          </table:table-cell>
          <table:table-cell office:value-type="string" calcext:value-type="string">
            <text:p>Reading Java</text:p>
          </table:table-cell>
          <table:table-cell office:value-type="string" calcext:value-type="string">
            <text:p>Reading Java : Multithrea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4" calcext:value-type="date">
            <text:p>4328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3 kmph : 10 mins : 2.1 km</text:p>
          </table:table-cell>
          <table:table-cell office:value-type="string" calcext:value-type="string">
            <text:p>Reading : <text:s/>1 hr </text:p>
          </table:table-cell>
          <table:table-cell office:value-type="string" calcext:value-type="string">
            <text:p>Sprint planning Meeting</text:p>
          </table:table-cell>
          <table:table-cell office:value-type="string" calcext:value-type="string">
            <text:p>Fixing script for running Fano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5" calcext:value-type="date">
            <text:p>4328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simple exercises</text:p>
          </table:table-cell>
          <table:table-cell office:value-type="string" calcext:value-type="string">
            <text:p>Reading : <text:s/>30 mins </text:p>
          </table:table-cell>
          <table:table-cell office:value-type="string" calcext:value-type="string">
            <text:p>Interfaces of Code Understanding</text:p>
          </table:table-cell>
          <table:table-cell office:value-type="string" calcext:value-type="string">
            <text:p>Attended Innovation Bazaar Even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6" calcext:value-type="date">
            <text:p>4328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13 kmph : 10 mins : 2.1 km</text:p>
          </table:table-cell>
          <table:table-cell office:value-type="string" calcext:value-type="string">
            <text:p>Reading : <text:s/>1 hr </text:p>
          </table:table-cell>
          <table:table-cell office:value-type="string" calcext:value-type="string">
            <text:p>sriram Farewell &amp; activescale work</text:p>
          </table:table-cell>
          <table:table-cell office:value-type="string" calcext:value-type="string">
            <text:p>Active-scale wor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07" calcext:value-type="date">
            <text:p>43288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/>
          <table:table-cell table:style-name="ce23" office:value-type="string" calcext:value-type="string">
            <text:p>--</text:p>
          </table:table-cell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7-08" calcext:value-type="date">
            <text:p>43289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/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<text:s/>1 hr 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5 days : perfect ; 3 days running Perfect; Reading Needs Improvement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09" calcext:value-type="date">
            <text:p>432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13 kmph : 7.5 mins : 1.5 km</text:p>
          </table:table-cell>
          <table:table-cell office:value-type="string" calcext:value-type="string">
            <text:p>Reading : <text:s text:c="2"/>1 hr</text:p>
          </table:table-cell>
          <table:table-cell office:value-type="string" calcext:value-type="string">
            <text:p>No work progress; sathish's presentation</text:p>
          </table:table-cell>
          <table:table-cell office:value-type="string" calcext:value-type="string">
            <text:p>40 mins active scale work ; No work progres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0" calcext:value-type="date">
            <text:p>4329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Exercises </text:p>
          </table:table-cell>
          <table:table-cell office:value-type="string" calcext:value-type="string">
            <text:p>Reading : <text:s/>45 mins</text:p>
          </table:table-cell>
          <table:table-cell office:value-type="string" calcext:value-type="string">
            <text:p>No work progress; discussion with sathish</text:p>
          </table:table-cell>
          <table:table-cell office:value-type="string" calcext:value-type="string">
            <text:p>Internal Discussion in the Team : No work Progres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1" calcext:value-type="date">
            <text:p>4329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replicatord code understanding</text:p>
          </table:table-cell>
          <table:table-cell office:value-type="string" calcext:value-type="string">
            <text:p>spotbugs integration to mave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2" calcext:value-type="date">
            <text:p>4329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cardio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Meeting with director – precommit hook is added</text:p>
          </table:table-cell>
          <table:table-cell office:value-type="string" calcext:value-type="string">
            <text:p>Reading replicatord design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3" calcext:value-type="date">
            <text:p>4329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Youtube cardio Exercises </text:p>
          </table:table-cell>
          <table:table-cell office:value-type="string" calcext:value-type="string">
            <text:p>Reading : <text:s/>5 mins</text:p>
          </table:table-cell>
          <table:table-cell office:value-type="string" calcext:value-type="string">
            <text:p>Replicator code understanding</text:p>
          </table:table-cell>
          <table:table-cell office:value-type="string" calcext:value-type="string">
            <text:p>development environment for java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4" calcext:value-type="date">
            <text:p>43295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--</text:p>
          </table:table-cell>
          <table:table-cell office:value-type="string" calcext:value-type="string">
            <text:p>Reading : <text:s/>5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7-15" calcext:value-type="date">
            <text:p>43296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5 minutes Journal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Reading : <text:s/>0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5 days : perfect ; 1 day running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16" calcext:value-type="date">
            <text:p>4329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utes Meditation</text:p>
          </table:table-cell>
          <table:table-cell table:style-name="ce23" office:value-type="string" calcext:value-type="string">
            <text:p>45 mins Exercise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Working on GetBatchItems Subtask</text:p>
          </table:table-cell>
          <table:table-cell office:value-type="string" calcext:value-type="string">
            <text:p>Completable Futures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7" calcext:value-type="date">
            <text:p>4329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20 minutes Meditation</text:p>
          </table:table-cell>
          <table:table-cell table:style-name="ce23" office:value-type="string" calcext:value-type="string">
            <text:p>45 mins Walking</text:p>
          </table:table-cell>
          <table:table-cell office:value-type="string" calcext:value-type="string">
            <text:p>Reading : <text:s/>1 hr</text:p>
          </table:table-cell>
          <table:table-cell office:value-type="string" calcext:value-type="string">
            <text:p>Sprint Review Meeting – Demos</text:p>
          </table:table-cell>
          <table:table-cell office:value-type="string" calcext:value-type="string">
            <text:p>log4j2 reading and Code Review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8" calcext:value-type="date">
            <text:p>432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utes Meditation</text:p>
          </table:table-cell>
          <table:table-cell table:style-name="ce23" office:value-type="string" calcext:value-type="string">
            <text:p>30 mins : <text:s/>Exercise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sprint planning : </text:p>
          </table:table-cell>
          <table:table-cell office:value-type="string" calcext:value-type="string">
            <text:p>Finished subtask – getBatchItem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19" calcext:value-type="date">
            <text:p>4330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minutes Meditation</text:p>
          </table:table-cell>
          <table:table-cell table:style-name="ce23" office:value-type="string" calcext:value-type="string">
            <text:p>30 mins : <text:s/>Walking</text:p>
          </table:table-cell>
          <table:table-cell office:value-type="string" calcext:value-type="string">
            <text:p>Reading : <text:s/>30 mins</text:p>
          </table:table-cell>
          <table:table-cell office:value-type="string" calcext:value-type="string">
            <text:p>Fixing Checkstyle Issues</text:p>
          </table:table-cell>
          <table:table-cell office:value-type="string" calcext:value-type="string">
            <text:p>Finished Checkstyle, spot-bugs Issu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0" calcext:value-type="date">
            <text:p>4330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10 minutes Meditation</text:p>
          </table:table-cell>
          <table:table-cell table:style-name="ce23" office:value-type="string" calcext:value-type="string">
            <text:p>30 mins : <text:s/>Exercise</text:p>
          </table:table-cell>
          <table:table-cell office:value-type="string" calcext:value-type="string">
            <text:p>Reading : <text:s text:c="2"/>mins</text:p>
          </table:table-cell>
          <table:table-cell office:value-type="string" calcext:value-type="string">
            <text:p>Reading java coding style</text:p>
          </table:table-cell>
          <table:table-cell office:value-type="string" calcext:value-type="string">
            <text:p>Reading Junit5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1" calcext:value-type="date">
            <text:p>43302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office:value-type="string" calcext:value-type="string">
            <text:p>--</text:p>
          </table:table-cell>
          <table:table-cell table:style-name="ce23"/>
          <table:table-cell office:value-type="string" calcext:value-type="string">
            <text:p>Reading : <text:s text:c="2"/>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7-22" calcext:value-type="date">
            <text:p>43303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table:number-columns-repeated="2"/>
          <table:table-cell office:value-type="string" calcext:value-type="string">
            <text:p>Reading : <text:s text:c="2"/>15 mins</text:p>
          </table:table-cell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23" calcext:value-type="date">
            <text:p>433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0.1 kmph : 21 mins : 3.5 km</text:p>
          </table:table-cell>
          <table:table-cell table:style-name="ce23" office:value-type="string" calcext:value-type="string">
            <text:p>Reading : <text:s text:c="2"/>15 mins</text:p>
          </table:table-cell>
          <table:table-cell table:number-columns-repeated="2" office:value-type="string" calcext:value-type="string">
            <text:p>Reading Junit5 document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4" calcext:value-type="date">
            <text:p>4330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70 Pushups</text:p>
          </table:table-cell>
          <table:table-cell table:style-name="ce23" office:value-type="string" calcext:value-type="string">
            <text:p>--------</text:p>
          </table:table-cell>
          <table:table-cell office:value-type="string" calcext:value-type="string">
            <text:p>1 hr : <text:s/>Code understaning</text:p>
          </table:table-cell>
          <table:table-cell office:value-type="string" calcext:value-type="string">
            <text:p>Junit 4 to Junit5 mig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5" calcext:value-type="date">
            <text:p>4330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0.1 kmph : 25 mins : 4 kms</text:p>
          </table:table-cell>
          <table:table-cell table:style-name="ce23" office:value-type="string" calcext:value-type="string">
            <text:p>-----</text:p>
          </table:table-cell>
          <table:table-cell office:value-type="string" calcext:value-type="string">
            <text:p>UnitTests for getBatchItems</text:p>
          </table:table-cell>
          <table:table-cell office:value-type="string" calcext:value-type="string">
            <text:p>Code Review of Consumers C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6" calcext:value-type="date">
            <text:p>4330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walking</text:p>
          </table:table-cell>
          <table:table-cell table:style-name="ce23" office:value-type="string" calcext:value-type="string">
            <text:p>--</text:p>
          </table:table-cell>
          <table:table-cell table:number-columns-repeated="2" office:value-type="string" calcext:value-type="string">
            <text:p>Code Review of publisher threa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7" calcext:value-type="date">
            <text:p>4330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--</text:p>
          </table:table-cell>
          <table:table-cell table:style-name="ce23" office:value-type="string" calcext:value-type="string">
            <text:p>10.1 kmph : 12 mins : 2.5 kms</text:p>
          </table:table-cell>
          <table:table-cell table:style-name="ce23"/>
          <table:table-cell office:value-type="string" calcext:value-type="string">
            <text:p>Review comments for Unit-Tests</text:p>
          </table:table-cell>
          <table:table-cell office:value-type="string" calcext:value-type="string">
            <text:p>Code Review of Key Router Clien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7-28" calcext:value-type="date">
            <text:p>43309</text:p>
          </table:table-cell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6" office:value-type="date" office:date-value="2018-07-29" calcext:value-type="date">
            <text:p>43310</text:p>
          </table:table-cell>
          <table:table-cell table:style-name="ce23" table:number-columns-repeated="4"/>
          <table:table-cell table:number-columns-repeated="1019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7-30" calcext:value-type="date">
            <text:p>4331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7-31" calcext:value-type="date">
            <text:p>43312</text:p>
          </table:table-cell>
          <table:table-cell table:style-name="ce23" table:number-columns-repeated="3"/>
          <table:table-cell table:style-name="ce23" office:value-type="string" calcext:value-type="string">
            <text:p>Reading : <text:s text:c="2"/>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8-01" calcext:value-type="date">
            <text:p>4331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10.1 kmph : 15 mins : 2.5 kms</text:p>
          </table:table-cell>
          <table:table-cell table:style-name="ce23" office:value-type="string" calcext:value-type="string">
            <text:p>Reading : <text:s text:c="3"/>mins</text:p>
          </table:table-cell>
          <table:table-cell office:value-type="string" calcext:value-type="string">
            <text:p>All hands meeting with Wouter</text:p>
          </table:table-cell>
          <table:table-cell office:value-type="string" calcext:value-type="string">
            <text:p>Team Lunch &amp;&amp; Debugging the Issu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2" calcext:value-type="date">
            <text:p>4331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Walking</text:p>
          </table:table-cell>
          <table:table-cell table:style-name="ce23" office:value-type="string" calcext:value-type="string">
            <text:p>Reading : <text:s text:c="2"/>5 mins</text:p>
          </table:table-cell>
          <table:table-cell office:value-type="string" calcext:value-type="string">
            <text:p>PI-6 planning</text:p>
          </table:table-cell>
          <table:table-cell office:value-type="string" calcext:value-type="string">
            <text:p>Debugging getBatchItems()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3" calcext:value-type="date">
            <text:p>4331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10.1 kmph : 25 mins : 4 kms</text:p>
          </table:table-cell>
          <table:table-cell table:style-name="ce23" office:value-type="string" calcext:value-type="string">
            <text:p>Reading : <text:s text:c="3"/>mins</text:p>
          </table:table-cell>
          <table:table-cell office:value-type="string" calcext:value-type="string">
            <text:p>Debugging getBatchItems()</text:p>
          </table:table-cell>
          <table:table-cell office:value-type="string" calcext:value-type="string">
            <text:p>Code review of Jenkins Job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4" calcext:value-type="date">
            <text:p>4331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05" calcext:value-type="date">
            <text:p>4331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06" calcext:value-type="date">
            <text:p>43318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6" office:value-type="date" office:date-value="2018-08-07" calcext:value-type="date">
            <text:p>43319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/>
          <table:table-cell table:style-name="ce33" office:value-type="string" calcext:value-type="string">
            <text:p>15 mins : <text:s/>Debugging getBatchItems()</text:p>
          </table:table-cell>
          <table:table-cell office:value-type="string" calcext:value-type="string">
            <text:p>60 mins : Debugging getBatchItems()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8" calcext:value-type="date">
            <text:p>43320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/>
          <table:table-cell table:style-name="ce33" office:value-type="string" calcext:value-type="string">
            <text:p>Debugging getBatchItems(), skip Level Meeting</text:p>
          </table:table-cell>
          <table:table-cell office:value-type="string" calcext:value-type="string">
            <text:p>1-1 with Viswa, submitted M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09" calcext:value-type="date">
            <text:p>4332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0" calcext:value-type="date">
            <text:p>4332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1" calcext:value-type="date">
            <text:p>4332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2" calcext:value-type="date">
            <text:p>4332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13" calcext:value-type="date">
            <text:p>43325</text:p>
          </table:table-cell>
          <table:table-cell table:style-name="ce23" table:number-columns-repeated="3"/>
          <table:table-cell table:style-name="ce23" office:value-type="string" calcext:value-type="string">
            <text:p>Reading : 15 mins 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8-14" calcext:value-type="date">
            <text:p>43326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style-name="ce23" office:value-type="string" calcext:value-type="string">
            <text:p>Reading : <text:s text:c="2"/>0 mins</text:p>
          </table:table-cell>
          <table:table-cell office:value-type="string" calcext:value-type="string">
            <text:p>All hands meeting with Surendra</text:p>
          </table:table-cell>
          <table:table-cell office:value-type="string" calcext:value-type="string">
            <text:p>Sprint Retrospectiv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15" calcext:value-type="date">
            <text:p>43327</text:p>
          </table:table-cell>
          <table:table-cell table:style-name="ce19" office:value-type="time" office:time-value="PT10H00M00S" calcext:value-type="time">
            <text:p>0.416666666666667</text:p>
          </table:table-cell>
          <table:table-cell table:style-name="ce23" table:number-columns-repeated="2"/>
          <table:table-cell table:style-name="ce23" office:value-type="string" calcext:value-type="string">
            <text:p>Reading : <text:s text:c="3"/>0 mins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08-16" calcext:value-type="date">
            <text:p>4332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style-name="ce23" office:value-type="string" calcext:value-type="string">
            <text:p>Reading : <text:s text:c="3"/>0 mins</text:p>
          </table:table-cell>
          <table:table-cell office:value-type="string" calcext:value-type="string">
            <text:p>Morning Presentation</text:p>
          </table:table-cell>
          <table:table-cell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17" calcext:value-type="date">
            <text:p>4332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10.1 kmph : 10 mins : 1.6 kms</text:p>
          </table:table-cell>
          <table:table-cell table:style-name="ce23" office:value-type="string" calcext:value-type="string">
            <text:p>Reading : <text:s text:c="3"/>mins</text:p>
          </table:table-cell>
          <table:table-cell office:value-type="string" calcext:value-type="string">
            <text:p>Planning : Discussion and Work Distribution</text:p>
          </table:table-cell>
          <table:table-cell office:value-type="string" calcext:value-type="string">
            <text:p>Sathish presentation : csg bridge &amp; identity bridg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18" calcext:value-type="date">
            <text:p>4333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19" calcext:value-type="date">
            <text:p>4333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20" calcext:value-type="date">
            <text:p>43332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08-21" calcext:value-type="date">
            <text:p>4333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/>
          <table:table-cell table:number-columns-repeated="2"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22" calcext:value-type="date">
            <text:p>4333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/>
          <table:table-cell table:style-name="ce23" office:value-type="string" calcext:value-type="string">
            <text:p>10.1 kmph : 25 mins : 4.1 kms</text:p>
          </table:table-cell>
          <table:table-cell/>
          <table:table-cell office:value-type="string" calcext:value-type="string">
            <text:p>PI-6 planning</text:p>
          </table:table-cell>
          <table:table-cell office:value-type="string" calcext:value-type="string">
            <text:p>PI-6 Planning Discuss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23" calcext:value-type="date">
            <text:p>4333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/>
          <table:table-cell office:value-type="string" calcext:value-type="string">
            <text:p>async s3 client in Java</text:p>
          </table:table-cell>
          <table:table-cell office:value-type="string" calcext:value-type="string">
            <text:p>async <text:s/>s3 client prototype added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08-24" calcext:value-type="date">
            <text:p>4333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5" calcext:value-type="date">
            <text:p>4333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6" calcext:value-type="date">
            <text:p>4333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8-27" calcext:value-type="date">
            <text:p>4333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8" calcext:value-type="date">
            <text:p>4334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29" calcext:value-type="date">
            <text:p>4334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30" calcext:value-type="date">
            <text:p>4334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8-31" calcext:value-type="date">
            <text:p>4334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1" calcext:value-type="date">
            <text:p>4334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2" calcext:value-type="date">
            <text:p>4334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summary : <text:s/>days : perfect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09-03" calcext:value-type="date">
            <text:p>4334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4" calcext:value-type="date">
            <text:p>4334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5" calcext:value-type="date">
            <text:p>4334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6" calcext:value-type="date">
            <text:p>4334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7" calcext:value-type="date">
            <text:p>4335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8" calcext:value-type="date">
            <text:p>4335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09" calcext:value-type="date">
            <text:p>4335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0" calcext:value-type="date">
            <text:p>4335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1" calcext:value-type="date">
            <text:p>4335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2" calcext:value-type="date">
            <text:p>4335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3" calcext:value-type="date">
            <text:p>4335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4" calcext:value-type="date">
            <text:p>4335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5" calcext:value-type="date">
            <text:p>4335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6" calcext:value-type="date">
            <text:p>4335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7" calcext:value-type="date">
            <text:p>4336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8" calcext:value-type="date">
            <text:p>4336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19" calcext:value-type="date">
            <text:p>4336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0" calcext:value-type="date">
            <text:p>4336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1" calcext:value-type="date">
            <text:p>4336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2" calcext:value-type="date">
            <text:p>4336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3" calcext:value-type="date">
            <text:p>4336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4" calcext:value-type="date">
            <text:p>4336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5" calcext:value-type="date">
            <text:p>4336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6" calcext:value-type="date">
            <text:p>4336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7" calcext:value-type="date">
            <text:p>4337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8" calcext:value-type="date">
            <text:p>4337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29" calcext:value-type="date">
            <text:p>4337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09-30" calcext:value-type="date">
            <text:p>4337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0-01" calcext:value-type="date">
            <text:p>4337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ons Code Understanding</text:p>
          </table:table-cell>
          <table:table-cell office:value-type="string" calcext:value-type="string">
            <text:p>Jackson : Java Json Library understanding 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2" calcext:value-type="date">
            <text:p>43375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office:value-type="string" calcext:value-type="string">
            <text:p>READING:</text:p>
          </table:table-cell>
          <table:table-cell table:number-columns-repeated="1019"/>
        </table:table-row>
        <table:table-row table:style-name="ro2">
          <table:table-cell table:style-name="ce16" office:value-type="date" office:date-value="2018-10-03" calcext:value-type="date">
            <text:p>4337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a book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Code Understanding of Json Conversion</text:p>
          </table:table-cell>
          <table:table-cell office:value-type="string" calcext:value-type="string">
            <text:p>Unit-Test added for the existing c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4" calcext:value-type="date">
            <text:p>4337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a book</text:p>
          </table:table-cell>
          <table:table-cell/>
          <table:table-cell office:value-type="string" calcext:value-type="string">
            <text:p>etag extraction from sdb_object</text:p>
          </table:table-cell>
          <table:table-cell office:value-type="string" calcext:value-type="string">
            <text:p>Fixing keys order in json struc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5" calcext:value-type="date">
            <text:p>43378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/>
          <table:table-cell office:value-type="string" calcext:value-type="string">
            <text:p>Refactoring Json conversion code</text:p>
          </table:table-cell>
          <table:table-cell office:value-type="string" calcext:value-type="string">
            <text:p>Timestamp extraction from metadata Key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6" calcext:value-type="date">
            <text:p>43379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 table:number-columns-repeated="1020"/>
        </table:table-row>
        <table:table-row table:style-name="ro2">
          <table:table-cell table:style-name="ce16" office:value-type="date" office:date-value="2018-10-07" calcext:value-type="date">
            <text:p>43380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text:s text:c="2"/>Finished all the process related works, Json creation initial part is done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08" calcext:value-type="date">
            <text:p>4338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Exercise : 10 minutes</text:p>
          </table:table-cell>
          <table:table-cell office:value-type="string" calcext:value-type="string">
            <text:p>READING:</text:p>
          </table:table-cell>
          <table:table-cell office:value-type="string" calcext:value-type="string">
            <text:p>s3 notification structure, filling eventTime, other fields</text:p>
          </table:table-cell>
          <table:table-cell office:value-type="string" calcext:value-type="string">
            <text:p>Unit-tests for the eventTime verific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09" calcext:value-type="date">
            <text:p>4338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10 mins</text:p>
          </table:table-cell>
          <table:table-cell/>
          <table:table-cell office:value-type="string" calcext:value-type="string">
            <text:p>config file refactoring – initial prototype</text:p>
          </table:table-cell>
          <table:table-cell office:value-type="string" calcext:value-type="string">
            <text:p>Code Walk through Mee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0" calcext:value-type="date">
            <text:p>43383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---</text:p>
          </table:table-cell>
          <table:table-cell/>
          <table:table-cell office:value-type="string" calcext:value-type="string">
            <text:p>Meeting : Demos, Sprint Planning</text:p>
          </table:table-cell>
          <table:table-cell office:value-type="string" calcext:value-type="string">
            <text:p>ini to properties file Conversion Don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1" calcext:value-type="date">
            <text:p>43384</text:p>
          </table:table-cell>
          <table:table-cell table:style-name="ce19" office:value-type="time" office:time-value="PT05H30M00S" calcext:value-type="time">
            <text:p>0.229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--</text:p>
          </table:table-cell>
          <table:table-cell/>
          <table:table-cell office:value-type="string" calcext:value-type="string">
            <text:p>Ons Code understanding</text:p>
          </table:table-cell>
          <table:table-cell office:value-type="string" calcext:value-type="string">
            <text:p>Mock MDS Server Code-Review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2" calcext:value-type="date">
            <text:p>4338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</text:p>
          </table:table-cell>
          <table:table-cell/>
          <table:table-cell table:number-columns-repeated="2" office:value-type="string" calcext:value-type="string">
            <text:p>Addressing Review comments of ini to properti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3" calcext:value-type="date">
            <text:p>43386</text:p>
          </table:table-cell>
          <table:table-cell table:style-name="ce19" office:value-type="time" office:time-value="PT06H30M00S" calcext:value-type="time">
            <text:p>0.270833333333333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6" office:value-type="date" office:date-value="2018-10-14" calcext:value-type="date">
            <text:p>4338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text:s text:c="2"/>Finished ini to properties file Conversion Work ;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15" calcext:value-type="date">
            <text:p>4338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Meditation : 20 mins</text:p>
          </table:table-cell>
          <table:table-cell/>
          <table:table-cell office:value-type="string" calcext:value-type="string">
            <text:p>Theoretical Understanding reading BI record</text:p>
          </table:table-cell>
          <table:table-cell office:value-type="string" calcext:value-type="string">
            <text:p>Started code changes, compilation failed, explo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6" calcext:value-type="date">
            <text:p>4338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20 mins</text:p>
          </table:table-cell>
          <table:table-cell/>
          <table:table-cell office:value-type="string" calcext:value-type="string">
            <text:p>Started stand-alone implementation of BI record work</text:p>
          </table:table-cell>
          <table:table-cell office:value-type="string" calcext:value-type="string">
            <text:p>Completed constructing BucketInfo API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7" calcext:value-type="date">
            <text:p>4339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15 mins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6" office:value-type="date" office:date-value="2018-10-18" calcext:value-type="date">
            <text:p>4339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/>
          <table:table-cell office:value-type="string" calcext:value-type="string">
            <text:p>UnitTests for bucket_info.of_sdb_value</text:p>
          </table:table-cell>
          <table:table-cell office:value-type="string" calcext:value-type="string">
            <text:p>Finished unit-tests &amp;&amp; Reading Lw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19" calcext:value-type="date">
            <text:p>4339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0-20" calcext:value-type="date">
            <text:p>4339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0-21" calcext:value-type="date">
            <text:p>4339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text:s/>Finished adding bucket-info to workitem structure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22" calcext:value-type="date">
            <text:p>4339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/>
          <table:table-cell office:value-type="string" calcext:value-type="string">
            <text:p>Reading Lwt documentation</text:p>
          </table:table-cell>
          <table:table-cell office:value-type="string" calcext:value-type="string">
            <text:p>Checking Any Integration Issues are ther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3" calcext:value-type="date">
            <text:p>43396</text:p>
          </table:table-cell>
          <table:table-cell table:style-name="ce19" office:value-type="time" office:time-value="PT07H10M00S" calcext:value-type="time">
            <text:p>0.298611111111111</text:p>
          </table:table-cell>
          <table:table-cell table:style-name="ce23" table:number-columns-repeated="2"/>
          <table:table-cell/>
          <table:table-cell office:value-type="string" calcext:value-type="string">
            <text:p>Python script testing -taking help</text:p>
          </table:table-cell>
          <table:table-cell office:value-type="string" calcext:value-type="string">
            <text:p>Lambda expressions in Java : ppt preparation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4" calcext:value-type="date">
            <text:p>4339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Walking – 30 mins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Code Understanding, Demo Mee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5" calcext:value-type="date">
            <text:p>4339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Walking – 30 mins</text:p>
          </table:table-cell>
          <table:table-cell/>
          <table:table-cell office:value-type="string" calcext:value-type="string">
            <text:p>ppt, MDS code understanding</text:p>
          </table:table-cell>
          <table:table-cell office:value-type="string" calcext:value-type="string">
            <text:p>MDS – tlog-batch-queue code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6" calcext:value-type="date">
            <text:p>4339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Exercise – 45 mins</text:p>
          </table:table-cell>
          <table:table-cell/>
          <table:table-cell office:value-type="string" calcext:value-type="string">
            <text:p>Meeting with Gunna</text:p>
          </table:table-cell>
          <table:table-cell office:value-type="string" calcext:value-type="string">
            <text:p>Architecture understanding; Connection pool in ocaml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27" calcext:value-type="date">
            <text:p>43400</text:p>
          </table:table-cell>
          <table:table-cell table:style-name="ce19" office:value-type="time" office:time-value="PT07H30M00S" calcext:value-type="time">
            <text:p>0.312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0-28" calcext:value-type="date">
            <text:p>43401</text:p>
          </table:table-cell>
          <table:table-cell table:style-name="ce19" office:value-type="time" office:time-value="PT09H00M00S" calcext:value-type="time">
            <text:p>0.37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Finished preparation of ppt on lambda expressions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0-29" calcext:value-type="date">
            <text:p>43402</text:p>
          </table:table-cell>
          <table:table-cell table:style-name="ce19" office:value-type="time" office:time-value="PT06H00M00S" calcext:value-type="time">
            <text:p>0.25</text:p>
          </table:table-cell>
          <table:table-cell table:number-columns-repeated="2" table:style-name="ce23" office:value-type="string" calcext:value-type="string">
            <text:p>--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ppt presentation ; Code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30" calcext:value-type="date">
            <text:p>4340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Walking – 30 mins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0-31" calcext:value-type="date">
            <text:p>4340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Exercise – 30 mins</text:p>
          </table:table-cell>
          <table:table-cell/>
          <table:table-cell office:value-type="string" calcext:value-type="string">
            <text:p>Ocaml (MDS) code understanding &amp; 1-1</text:p>
          </table:table-cell>
          <table:table-cell table:style-name="ce33" office:value-type="string" calcext:value-type="string">
            <text:p>Design Patterns &amp; Ocaml (MDS) code understand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01" calcext:value-type="date">
            <text:p>4340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2" calcext:value-type="date">
            <text:p>4340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</text:p>
          </table:table-cell>
          <table:table-cell/>
          <table:table-cell office:value-type="string" calcext:value-type="string">
            <text:p>Ocaml (MDS) code understanding</text:p>
          </table:table-cell>
          <table:table-cell office:value-type="string" calcext:value-type="string">
            <text:p>Typed keyrouter client, kr Sequnce modul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03" calcext:value-type="date">
            <text:p>43407</text:p>
          </table:table-cell>
          <table:table-cell table:style-name="ce19" office:value-type="time" office:time-value="PT09H00M00S" calcext:value-type="time">
            <text:p>0.37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1-04" calcext:value-type="date">
            <text:p>43408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table:number-columns-repeated="2"/>
          <table:table-cell table:number-columns-repeated="1020"/>
        </table:table-row>
        <table:table-row table:style-name="ro4">
          <table:table-cell table:style-name="ce17" office:value-type="string" calcext:value-type="string" table:number-columns-spanned="7" table:number-rows-spanned="1">
            <text:p>Weekly Output :  <text:span text:style-name="T1">Morning rituals, MDS code understanding</text:span>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05" calcext:value-type="date">
            <text:p>4340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/>
          <table:table-cell office:value-type="string" calcext:value-type="string">
            <text:p>Keyrouter API coding</text:p>
          </table:table-cell>
          <table:table-cell office:value-type="string" calcext:value-type="string">
            <text:p>Docker setup tes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06" calcext:value-type="date">
            <text:p>4341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7" calcext:value-type="date">
            <text:p>4341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8" calcext:value-type="date">
            <text:p>4341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09" calcext:value-type="date">
            <text:p>4341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10" calcext:value-type="date">
            <text:p>4341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11" calcext:value-type="date">
            <text:p>4341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In diwali vacation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12" calcext:value-type="date">
            <text:p>43416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table:number-columns-repeated="2"/>
          <table:table-cell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6" office:value-type="date" office:date-value="2018-11-13" calcext:value-type="date">
            <text:p>43417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table:number-columns-repeated="2"/>
          <table:table-cell/>
          <table:table-cell office:value-type="string" calcext:value-type="string">
            <text:p>Code review of Spec Rework</text:p>
          </table:table-cell>
          <table:table-cell office:value-type="string" calcext:value-type="string">
            <text:p>Keyrouter API suppor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4" calcext:value-type="date">
            <text:p>4341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</text:p>
          </table:table-cell>
          <table:table-cell/>
          <table:table-cell office:value-type="string" calcext:value-type="string">
            <text:p>Meeting : code walk through</text:p>
          </table:table-cell>
          <table:table-cell office:value-type="string" calcext:value-type="string">
            <text:p>list_key_values API support in Keyrout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5" calcext:value-type="date">
            <text:p>4341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</text:p>
          </table:table-cell>
          <table:table-cell/>
          <table:table-cell office:value-type="string" calcext:value-type="string">
            <text:p>rebasing mds code for to the master</text:p>
          </table:table-cell>
          <table:table-cell office:value-type="string" calcext:value-type="string">
            <text:p>rebase and Integration Test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6" calcext:value-type="date">
            <text:p>4342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Integration testing &amp; Meetings</text:p>
          </table:table-cell>
          <table:table-cell office:value-type="string" calcext:value-type="string">
            <text:p>Team Lunch Outsi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17" calcext:value-type="date">
            <text:p>4342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18" calcext:value-type="date">
            <text:p>4342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mds keyrouter sequence API support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19" calcext:value-type="date">
            <text:p>4342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Integration testing</text:p>
          </table:table-cell>
          <table:table-cell office:value-type="string" calcext:value-type="string">
            <text:p>Modularizing the source cod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0" calcext:value-type="date">
            <text:p>4342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9 mins</text:p>
          </table:table-cell>
          <table:table-cell/>
          <table:table-cell office:value-type="string" calcext:value-type="string">
            <text:p>MDS : python tests understanding</text:p>
          </table:table-cell>
          <table:table-cell office:value-type="string" calcext:value-type="string">
            <text:p>Sonar-lint fixes in mds-fanout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1" calcext:value-type="date">
            <text:p>4342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20 mins</text:p>
          </table:table-cell>
          <table:table-cell/>
          <table:table-cell office:value-type="string" calcext:value-type="string">
            <text:p>Hackathon : exploring redis DB</text:p>
          </table:table-cell>
          <table:table-cell office:value-type="string" calcext:value-type="string">
            <text:p>Redis-client in Java and Interface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2" calcext:value-type="date">
            <text:p>4342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Reading : 30 mins; Meditation:9 mins</text:p>
          </table:table-cell>
          <table:table-cell/>
          <table:table-cell office:value-type="string" calcext:value-type="string">
            <text:p>Hackathon: Java Redis-client for redis-server</text:p>
          </table:table-cell>
          <table:table-cell office:value-type="string" calcext:value-type="string">
            <text:p>Integration testing in testdriver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3" calcext:value-type="date">
            <text:p>43427</text:p>
          </table:table-cell>
          <table:table-cell table:style-name="ce19" office:value-type="time" office:time-value="PT06H15M00S" calcext:value-type="time">
            <text:p>0.260416666666667</text:p>
          </table:table-cell>
          <table:table-cell table:number-columns-repeated="2" table:style-name="ce23" office:value-type="string" calcext:value-type="string">
            <text:p>--</text:p>
          </table:table-cell>
          <table:table-cell/>
          <table:table-cell office:value-type="string" calcext:value-type="string">
            <text:p>Hackathon: Scaler-db key construction</text:p>
          </table:table-cell>
          <table:table-cell office:value-type="string" calcext:value-type="string">
            <text:p>string to byte array conversion problem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4" calcext:value-type="date">
            <text:p>4342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1-25" calcext:value-type="date">
            <text:p>43429</text:p>
          </table:table-cell>
          <table:table-cell table:style-name="ce23" table:number-columns-repeated="3"/>
          <table:table-cell table:number-columns-repeated="1020"/>
        </table:table-row>
        <table:table-row table:style-name="ro6">
          <table:table-cell table:style-name="ce17" office:value-type="string" calcext:value-type="string" table:number-columns-spanned="7" table:number-rows-spanned="1">
            <text:p>Weekly Output : hackathon participation , Resigned on 25<text:span text:style-name="T2">th</text:span>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1-26" calcext:value-type="date">
            <text:p>43430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Meditation:9 mins</text:p>
          </table:table-cell>
          <table:table-cell/>
          <table:table-cell office:value-type="string" calcext:value-type="string">
            <text:p>PI-7 planning Meeting; </text:p>
          </table:table-cell>
          <table:table-cell office:value-type="string" calcext:value-type="string">
            <text:p>Innovation demo; code refactoring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1-27" calcext:value-type="date">
            <text:p>4343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1-28" calcext:value-type="date">
            <text:p>4343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1-29" calcext:value-type="date">
            <text:p>43433</text:p>
          </table:table-cell>
          <table:table-cell table:style-name="ce19" office:value-type="time" office:time-value="PT06H00M00S" calcext:value-type="time">
            <text:p>0.25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1-30" calcext:value-type="date">
            <text:p>43434</text:p>
          </table:table-cell>
          <table:table-cell table:style-name="ce19" office:value-type="time" office:time-value="PT08H00M00S" calcext:value-type="time">
            <text:p>0.3333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2-01" calcext:value-type="date">
            <text:p>43435</text:p>
          </table:table-cell>
          <table:table-cell table:style-name="ce19" office:value-type="time" office:time-value="PT09H30M00S" calcext:value-type="time">
            <text:p>0.395833333333333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2-02" calcext:value-type="date">
            <text:p>43436</text:p>
          </table:table-cell>
          <table:table-cell table:style-name="ce19" office:value-type="time" office:time-value="PT08H10M00S" calcext:value-type="time">
            <text:p>0.340277777777778</text:p>
          </table:table-cell>
          <table:table-cell table:style-name="ce23" table:number-columns-repeated="2"/>
          <table:table-cell table:number-columns-repeated="1020"/>
        </table:table-row>
        <table:table-row table:style-name="ro6">
          <table:table-cell table:style-name="ce17" office:value-type="string" calcext:value-type="string" table:number-columns-spanned="7" table:number-rows-spanned="1">
            <text:p>Weekly Output : No work progress; Joining day confirmed as 24<text:span text:style-name="T2">th</text:span> Dec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2-03" calcext:value-type="date">
            <text:p>43437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Exercise: 30 mins</text:p>
          </table:table-cell>
          <table:table-cell/>
          <table:table-cell office:value-type="string" calcext:value-type="string">
            <text:p>Arakoon apis understanding</text:p>
          </table:table-cell>
          <table:table-cell office:value-type="string" calcext:value-type="string">
            <text:p>PI-6 Innovation demo'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04" calcext:value-type="date">
            <text:p>4343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Walking: 20 mins</text:p>
          </table:table-cell>
          <table:table-cell/>
          <table:table-cell office:value-type="string" calcext:value-type="string">
            <text:p>Failure-path in mds – coding</text:p>
          </table:table-cell>
          <table:table-cell office:value-type="string" calcext:value-type="string">
            <text:p>Failure-path in mds – coding completed, testing don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05" calcext:value-type="date">
            <text:p>43439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8" office:value-type="string" calcext:value-type="string">
            <text:p>Reading : 30 mins; Running: 10 mins</text:p>
          </table:table-cell>
          <table:table-cell/>
          <table:table-cell office:value-type="string" calcext:value-type="string">
            <text:p>Testing failover path in mds</text:p>
          </table:table-cell>
          <table:table-cell office:value-type="string" calcext:value-type="string">
            <text:p>component tests are failing for feature MD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06" calcext:value-type="date">
            <text:p>43440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 office:value-type="string" calcext:value-type="string">
            <text:p>----</text:p>
          </table:table-cell>
          <table:table-cell/>
          <table:table-cell office:value-type="string" calcext:value-type="string">
            <text:p>Code review of ONS – Interrupted exception</text:p>
          </table:table-cell>
          <table:table-cell office:value-type="string" calcext:value-type="string">
            <text:p>Fixing sonar lint issues in ONS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07" calcext:value-type="date">
            <text:p>43441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20 mins; Walking: 30 mins</text:p>
          </table:table-cell>
          <table:table-cell/>
          <table:table-cell office:value-type="string" calcext:value-type="string">
            <text:p>Fixing sonar lint issues in ONS</text:p>
          </table:table-cell>
          <table:table-cell office:value-type="string" calcext:value-type="string">
            <text:p>Hackerrank – Java Practic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08" calcext:value-type="date">
            <text:p>43442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 table:number-columns-repeated="2"/>
          <table:table-cell table:number-columns-repeated="1020"/>
        </table:table-row>
        <table:table-row table:style-name="ro2">
          <table:table-cell table:style-name="ce16" office:value-type="date" office:date-value="2018-12-09" calcext:value-type="date">
            <text:p>4344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</text:p>
          </table:table-cell>
          <table:table-cell table:style-name="ce2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2-10" calcext:value-type="date">
            <text:p>43444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: 20 mins</text:p>
          </table:table-cell>
          <table:table-cell/>
          <table:table-cell office:value-type="string" calcext:value-type="string">
            <text:p>Working on Config change</text:p>
          </table:table-cell>
          <table:table-cell office:value-type="string" calcext:value-type="string">
            <text:p>tax proof submission; Working on config change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11" calcext:value-type="date">
            <text:p>43445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Running: 20 mins</text:p>
          </table:table-cell>
          <table:table-cell/>
          <table:table-cell office:value-type="string" calcext:value-type="string">
            <text:p>Working on Config change</text:p>
          </table:table-cell>
          <table:table-cell table:style-name="ce33" office:value-type="string" calcext:value-type="string">
            <text:p>Income tax proofs submission;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12" calcext:value-type="date">
            <text:p>43446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8"/>
          <table:table-cell/>
          <table:table-cell office:value-type="string" calcext:value-type="string">
            <text:p>Working on Config change</text:p>
          </table:table-cell>
          <table:table-cell office:value-type="string" calcext:value-type="string">
            <text:p>Code walk-through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13" calcext:value-type="date">
            <text:p>43447</text:p>
          </table:table-cell>
          <table:table-cell table:style-name="ce19" office:value-type="time" office:time-value="PT07H00M00S" calcext:value-type="time">
            <text:p>0.291666666666667</text:p>
          </table:table-cell>
          <table:table-cell table:style-name="ce23"/>
          <table:table-cell table:style-name="ce23" office:value-type="string" calcext:value-type="string">
            <text:p>---</text:p>
          </table:table-cell>
          <table:table-cell table:number-columns-repeated="1020"/>
        </table:table-row>
        <table:table-row table:style-name="ro2">
          <table:table-cell table:style-name="ce16" office:value-type="date" office:date-value="2018-12-14" calcext:value-type="date">
            <text:p>43448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3" office:value-type="string" calcext:value-type="string">
            <text:p>--</text:p>
          </table:table-cell>
          <table:table-cell table:number-columns-repeated="1020"/>
        </table:table-row>
        <table:table-row table:style-name="ro2">
          <table:table-cell table:style-name="ce16" office:value-type="date" office:date-value="2018-12-15" calcext:value-type="date">
            <text:p>43449</text:p>
          </table:table-cell>
          <table:table-cell table:style-name="ce19" office:value-type="time" office:time-value="PT09H00M00S" calcext:value-type="time">
            <text:p>0.375</text:p>
          </table:table-cell>
          <table:table-cell table:style-name="ce23"/>
          <table:table-cell table:style-name="ce23" office:value-type="string" calcext:value-type="string">
            <text:p>----</text:p>
          </table:table-cell>
          <table:table-cell table:number-columns-repeated="1020"/>
        </table:table-row>
        <table:table-row table:style-name="ro2">
          <table:table-cell table:style-name="ce16" office:value-type="date" office:date-value="2018-12-16" calcext:value-type="date">
            <text:p>43450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/>
          <table:table-cell table:style-name="ce23" office:value-type="string" calcext:value-type="string">
            <text:p>----</text:p>
          </table:table-cell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2-17" calcext:value-type="date">
            <text:p>43451</text:p>
          </table:table-cell>
          <table:table-cell table:style-name="ce19" office:value-type="time" office:time-value="PT08H30M00S" calcext:value-type="time">
            <text:p>0.354166666666667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10 mins;</text:p>
          </table:table-cell>
          <table:table-cell/>
          <table:table-cell office:value-type="string" calcext:value-type="string">
            <text:p>----------</text:p>
          </table:table-cell>
          <table:table-cell office:value-type="string" calcext:value-type="string">
            <text:p>--------------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18" calcext:value-type="date">
            <text:p>43452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20 mins; Running: 20 mins</text:p>
          </table:table-cell>
          <table:table-cell/>
          <table:table-cell table:number-columns-repeated="2" office:value-type="string" calcext:value-type="string">
            <text:p>Hacker Ran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19" calcext:value-type="date">
            <text:p>43453</text:p>
          </table:table-cell>
          <table:table-cell table:style-name="ce19" office:value-type="time" office:time-value="PT04H30M00S" calcext:value-type="time">
            <text:p>0.1875</text:p>
          </table:table-cell>
          <table:table-cell table:style-name="ce23" office:value-type="string" calcext:value-type="string">
            <text:p>5 <text:s/>Minutes journal; Reading : 30 mins</text:p>
          </table:table-cell>
          <table:table-cell table:style-name="ce28" office:value-type="string" calcext:value-type="string">
            <text:p>Meditation : 20 mins; Running: 20 mins</text:p>
          </table:table-cell>
          <table:table-cell/>
          <table:table-cell table:number-columns-repeated="2" office:value-type="string" calcext:value-type="string">
            <text:p>Hacker Rank</text:p>
          </table:table-cell>
          <table:table-cell table:number-columns-repeated="1017"/>
        </table:table-row>
        <table:table-row table:style-name="ro2">
          <table:table-cell table:style-name="ce16" office:value-type="date" office:date-value="2018-12-20" calcext:value-type="date">
            <text:p>4345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1" calcext:value-type="date">
            <text:p>4345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2" calcext:value-type="date">
            <text:p>4345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3" calcext:value-type="date">
            <text:p>4345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Weekly Output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8-12-24" calcext:value-type="date">
            <text:p>4345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5" calcext:value-type="date">
            <text:p>4345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6" calcext:value-type="date">
            <text:p>4346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7" calcext:value-type="date">
            <text:p>4346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8" calcext:value-type="date">
            <text:p>4346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29" calcext:value-type="date">
            <text:p>4346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30" calcext:value-type="date">
            <text:p>4346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8-12-31" calcext:value-type="date">
            <text:p>4346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7" office:value-type="string" calcext:value-type="string" table:number-columns-spanned="7" table:number-rows-spanned="1">
            <text:p>Yearly Review : </text:p>
          </table:table-cell>
          <table:covered-table-cell table:number-columns-repeated="3" table:style-name="ce23"/>
          <table:covered-table-cell table:number-columns-repeated="3"/>
          <table:table-cell table:number-columns-repeated="1017"/>
        </table:table-row>
        <table:table-row table:style-name="ro2">
          <table:table-cell table:style-name="ce16" office:value-type="date" office:date-value="2019-01-01" calcext:value-type="date">
            <text:p>4346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2" calcext:value-type="date">
            <text:p>4346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3" calcext:value-type="date">
            <text:p>4346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4" calcext:value-type="date">
            <text:p>4346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5" calcext:value-type="date">
            <text:p>4347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6" calcext:value-type="date">
            <text:p>4347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7" calcext:value-type="date">
            <text:p>4347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8" calcext:value-type="date">
            <text:p>4347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09" calcext:value-type="date">
            <text:p>4347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0" calcext:value-type="date">
            <text:p>4347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1" calcext:value-type="date">
            <text:p>4347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2" calcext:value-type="date">
            <text:p>4347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3" calcext:value-type="date">
            <text:p>4347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4" calcext:value-type="date">
            <text:p>4347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5" calcext:value-type="date">
            <text:p>4348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6" calcext:value-type="date">
            <text:p>4348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7" calcext:value-type="date">
            <text:p>4348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8" calcext:value-type="date">
            <text:p>4348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19" calcext:value-type="date">
            <text:p>4348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0" calcext:value-type="date">
            <text:p>4348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1" calcext:value-type="date">
            <text:p>4348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2" calcext:value-type="date">
            <text:p>4348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3" calcext:value-type="date">
            <text:p>4348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4" calcext:value-type="date">
            <text:p>4348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5" calcext:value-type="date">
            <text:p>4349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6" calcext:value-type="date">
            <text:p>4349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7" calcext:value-type="date">
            <text:p>4349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8" calcext:value-type="date">
            <text:p>4349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29" calcext:value-type="date">
            <text:p>4349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30" calcext:value-type="date">
            <text:p>4349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1-31" calcext:value-type="date">
            <text:p>4349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1" calcext:value-type="date">
            <text:p>4349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2" calcext:value-type="date">
            <text:p>4349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3" calcext:value-type="date">
            <text:p>4349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4" calcext:value-type="date">
            <text:p>4350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5" calcext:value-type="date">
            <text:p>4350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6" calcext:value-type="date">
            <text:p>4350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7" calcext:value-type="date">
            <text:p>4350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8" calcext:value-type="date">
            <text:p>4350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09" calcext:value-type="date">
            <text:p>4350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0" calcext:value-type="date">
            <text:p>4350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1" calcext:value-type="date">
            <text:p>4350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2" calcext:value-type="date">
            <text:p>4350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3" calcext:value-type="date">
            <text:p>4350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4" calcext:value-type="date">
            <text:p>4351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5" calcext:value-type="date">
            <text:p>4351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6" calcext:value-type="date">
            <text:p>4351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7" calcext:value-type="date">
            <text:p>4351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8" calcext:value-type="date">
            <text:p>4351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19" calcext:value-type="date">
            <text:p>4351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0" calcext:value-type="date">
            <text:p>4351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1" calcext:value-type="date">
            <text:p>4351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2" calcext:value-type="date">
            <text:p>4351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3" calcext:value-type="date">
            <text:p>4351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4" calcext:value-type="date">
            <text:p>4352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5" calcext:value-type="date">
            <text:p>4352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6" calcext:value-type="date">
            <text:p>4352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7" calcext:value-type="date">
            <text:p>4352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2-28" calcext:value-type="date">
            <text:p>4352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1" calcext:value-type="date">
            <text:p>4352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2" calcext:value-type="date">
            <text:p>4352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3" calcext:value-type="date">
            <text:p>4352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4" calcext:value-type="date">
            <text:p>4352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5" calcext:value-type="date">
            <text:p>4352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6" calcext:value-type="date">
            <text:p>4353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7" calcext:value-type="date">
            <text:p>4353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8" calcext:value-type="date">
            <text:p>4353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09" calcext:value-type="date">
            <text:p>4353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0" calcext:value-type="date">
            <text:p>4353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1" calcext:value-type="date">
            <text:p>4353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2" calcext:value-type="date">
            <text:p>4353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3" calcext:value-type="date">
            <text:p>4353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4" calcext:value-type="date">
            <text:p>4353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5" calcext:value-type="date">
            <text:p>4353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6" calcext:value-type="date">
            <text:p>4354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7" calcext:value-type="date">
            <text:p>4354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8" calcext:value-type="date">
            <text:p>4354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19" calcext:value-type="date">
            <text:p>4354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0" calcext:value-type="date">
            <text:p>4354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1" calcext:value-type="date">
            <text:p>4354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2" calcext:value-type="date">
            <text:p>4354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3" calcext:value-type="date">
            <text:p>4354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4" calcext:value-type="date">
            <text:p>4354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5" calcext:value-type="date">
            <text:p>4354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6" calcext:value-type="date">
            <text:p>4355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7" calcext:value-type="date">
            <text:p>4355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8" calcext:value-type="date">
            <text:p>4355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29" calcext:value-type="date">
            <text:p>4355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30" calcext:value-type="date">
            <text:p>4355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3-31" calcext:value-type="date">
            <text:p>4355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1" calcext:value-type="date">
            <text:p>4355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2" calcext:value-type="date">
            <text:p>4355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3" calcext:value-type="date">
            <text:p>4355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4" calcext:value-type="date">
            <text:p>4355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5" calcext:value-type="date">
            <text:p>4356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6" calcext:value-type="date">
            <text:p>4356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7" calcext:value-type="date">
            <text:p>4356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8" calcext:value-type="date">
            <text:p>4356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09" calcext:value-type="date">
            <text:p>4356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0" calcext:value-type="date">
            <text:p>4356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1" calcext:value-type="date">
            <text:p>4356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2" calcext:value-type="date">
            <text:p>4356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3" calcext:value-type="date">
            <text:p>4356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4" calcext:value-type="date">
            <text:p>4356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5" calcext:value-type="date">
            <text:p>4357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6" calcext:value-type="date">
            <text:p>4357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7" calcext:value-type="date">
            <text:p>4357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8" calcext:value-type="date">
            <text:p>4357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19" calcext:value-type="date">
            <text:p>4357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0" calcext:value-type="date">
            <text:p>4357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1" calcext:value-type="date">
            <text:p>4357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2" calcext:value-type="date">
            <text:p>4357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3" calcext:value-type="date">
            <text:p>4357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4" calcext:value-type="date">
            <text:p>4357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5" calcext:value-type="date">
            <text:p>4358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6" calcext:value-type="date">
            <text:p>4358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7" calcext:value-type="date">
            <text:p>4358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8" calcext:value-type="date">
            <text:p>4358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29" calcext:value-type="date">
            <text:p>4358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4-30" calcext:value-type="date">
            <text:p>4358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1" calcext:value-type="date">
            <text:p>4358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2" calcext:value-type="date">
            <text:p>4358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3" calcext:value-type="date">
            <text:p>4358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4" calcext:value-type="date">
            <text:p>4358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5" calcext:value-type="date">
            <text:p>4359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6" calcext:value-type="date">
            <text:p>4359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7" calcext:value-type="date">
            <text:p>43592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8" calcext:value-type="date">
            <text:p>43593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09" calcext:value-type="date">
            <text:p>43594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0" calcext:value-type="date">
            <text:p>43595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1" calcext:value-type="date">
            <text:p>43596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2" calcext:value-type="date">
            <text:p>43597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3" calcext:value-type="date">
            <text:p>43598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4" calcext:value-type="date">
            <text:p>43599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5" calcext:value-type="date">
            <text:p>43600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6" calcext:value-type="date">
            <text:p>43601</text:p>
          </table:table-cell>
          <table:table-cell table:style-name="ce23" table:number-columns-repeated="3"/>
          <table:table-cell table:number-columns-repeated="1020"/>
        </table:table-row>
        <table:table-row table:style-name="ro2">
          <table:table-cell table:style-name="ce16" office:value-type="date" office:date-value="2019-05-17" calcext:value-type="date">
            <text:p>436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18" calcext:value-type="date">
            <text:p>436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19" calcext:value-type="date">
            <text:p>436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0" calcext:value-type="date">
            <text:p>436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1" calcext:value-type="date">
            <text:p>436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2" calcext:value-type="date">
            <text:p>436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3" calcext:value-type="date">
            <text:p>436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4" calcext:value-type="date">
            <text:p>436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5" calcext:value-type="date">
            <text:p>436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6" calcext:value-type="date">
            <text:p>436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7" calcext:value-type="date">
            <text:p>436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8" calcext:value-type="date">
            <text:p>436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29" calcext:value-type="date">
            <text:p>436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30" calcext:value-type="date">
            <text:p>436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5-31" calcext:value-type="date">
            <text:p>436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1" calcext:value-type="date">
            <text:p>436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2" calcext:value-type="date">
            <text:p>436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3" calcext:value-type="date">
            <text:p>436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4" calcext:value-type="date">
            <text:p>436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5" calcext:value-type="date">
            <text:p>436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6" calcext:value-type="date">
            <text:p>436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7" calcext:value-type="date">
            <text:p>436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8" calcext:value-type="date">
            <text:p>436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09" calcext:value-type="date">
            <text:p>436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0" calcext:value-type="date">
            <text:p>436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1" calcext:value-type="date">
            <text:p>436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2" calcext:value-type="date">
            <text:p>436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3" calcext:value-type="date">
            <text:p>436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4" calcext:value-type="date">
            <text:p>436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5" calcext:value-type="date">
            <text:p>436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6" calcext:value-type="date">
            <text:p>436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7" calcext:value-type="date">
            <text:p>436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8" calcext:value-type="date">
            <text:p>436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19" calcext:value-type="date">
            <text:p>436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0" calcext:value-type="date">
            <text:p>436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1" calcext:value-type="date">
            <text:p>436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2" calcext:value-type="date">
            <text:p>436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3" calcext:value-type="date">
            <text:p>436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4" calcext:value-type="date">
            <text:p>436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5" calcext:value-type="date">
            <text:p>436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6" calcext:value-type="date">
            <text:p>436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7" calcext:value-type="date">
            <text:p>436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8" calcext:value-type="date">
            <text:p>436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29" calcext:value-type="date">
            <text:p>436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6-30" calcext:value-type="date">
            <text:p>436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1" calcext:value-type="date">
            <text:p>436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2" calcext:value-type="date">
            <text:p>436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3" calcext:value-type="date">
            <text:p>436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4" calcext:value-type="date">
            <text:p>436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5" calcext:value-type="date">
            <text:p>436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6" calcext:value-type="date">
            <text:p>436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7" calcext:value-type="date">
            <text:p>436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8" calcext:value-type="date">
            <text:p>436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09" calcext:value-type="date">
            <text:p>436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0" calcext:value-type="date">
            <text:p>436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1" calcext:value-type="date">
            <text:p>436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2" calcext:value-type="date">
            <text:p>436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3" calcext:value-type="date">
            <text:p>436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4" calcext:value-type="date">
            <text:p>436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5" calcext:value-type="date">
            <text:p>436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6" calcext:value-type="date">
            <text:p>436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7" calcext:value-type="date">
            <text:p>436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8" calcext:value-type="date">
            <text:p>436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19" calcext:value-type="date">
            <text:p>436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0" calcext:value-type="date">
            <text:p>436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1" calcext:value-type="date">
            <text:p>436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2" calcext:value-type="date">
            <text:p>436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3" calcext:value-type="date">
            <text:p>436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4" calcext:value-type="date">
            <text:p>436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5" calcext:value-type="date">
            <text:p>436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6" calcext:value-type="date">
            <text:p>436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7" calcext:value-type="date">
            <text:p>436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8" calcext:value-type="date">
            <text:p>436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29" calcext:value-type="date">
            <text:p>436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30" calcext:value-type="date">
            <text:p>436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7-31" calcext:value-type="date">
            <text:p>436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1" calcext:value-type="date">
            <text:p>436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2" calcext:value-type="date">
            <text:p>436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3" calcext:value-type="date">
            <text:p>436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4" calcext:value-type="date">
            <text:p>436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5" calcext:value-type="date">
            <text:p>436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6" calcext:value-type="date">
            <text:p>436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7" calcext:value-type="date">
            <text:p>436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8" calcext:value-type="date">
            <text:p>436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09" calcext:value-type="date">
            <text:p>436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0" calcext:value-type="date">
            <text:p>436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1" calcext:value-type="date">
            <text:p>436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2" calcext:value-type="date">
            <text:p>436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3" calcext:value-type="date">
            <text:p>436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4" calcext:value-type="date">
            <text:p>436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5" calcext:value-type="date">
            <text:p>436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6" calcext:value-type="date">
            <text:p>436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7" calcext:value-type="date">
            <text:p>436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8" calcext:value-type="date">
            <text:p>436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19" calcext:value-type="date">
            <text:p>436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0" calcext:value-type="date">
            <text:p>436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1" calcext:value-type="date">
            <text:p>436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2" calcext:value-type="date">
            <text:p>436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3" calcext:value-type="date">
            <text:p>437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4" calcext:value-type="date">
            <text:p>437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5" calcext:value-type="date">
            <text:p>437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6" calcext:value-type="date">
            <text:p>437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7" calcext:value-type="date">
            <text:p>437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8" calcext:value-type="date">
            <text:p>437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29" calcext:value-type="date">
            <text:p>437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30" calcext:value-type="date">
            <text:p>437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8-31" calcext:value-type="date">
            <text:p>437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1" calcext:value-type="date">
            <text:p>437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2" calcext:value-type="date">
            <text:p>437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3" calcext:value-type="date">
            <text:p>437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4" calcext:value-type="date">
            <text:p>437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5" calcext:value-type="date">
            <text:p>437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6" calcext:value-type="date">
            <text:p>437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7" calcext:value-type="date">
            <text:p>437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8" calcext:value-type="date">
            <text:p>437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09" calcext:value-type="date">
            <text:p>437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0" calcext:value-type="date">
            <text:p>437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1" calcext:value-type="date">
            <text:p>437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2" calcext:value-type="date">
            <text:p>437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3" calcext:value-type="date">
            <text:p>437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4" calcext:value-type="date">
            <text:p>437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5" calcext:value-type="date">
            <text:p>437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6" calcext:value-type="date">
            <text:p>437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7" calcext:value-type="date">
            <text:p>437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8" calcext:value-type="date">
            <text:p>437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19" calcext:value-type="date">
            <text:p>437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0" calcext:value-type="date">
            <text:p>437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1" calcext:value-type="date">
            <text:p>437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2" calcext:value-type="date">
            <text:p>437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3" calcext:value-type="date">
            <text:p>437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4" calcext:value-type="date">
            <text:p>437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5" calcext:value-type="date">
            <text:p>437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6" calcext:value-type="date">
            <text:p>437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7" calcext:value-type="date">
            <text:p>437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8" calcext:value-type="date">
            <text:p>437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29" calcext:value-type="date">
            <text:p>437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09-30" calcext:value-type="date">
            <text:p>437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1" calcext:value-type="date">
            <text:p>437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2" calcext:value-type="date">
            <text:p>437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3" calcext:value-type="date">
            <text:p>437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4" calcext:value-type="date">
            <text:p>437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5" calcext:value-type="date">
            <text:p>437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6" calcext:value-type="date">
            <text:p>437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7" calcext:value-type="date">
            <text:p>437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8" calcext:value-type="date">
            <text:p>437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09" calcext:value-type="date">
            <text:p>437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0" calcext:value-type="date">
            <text:p>437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1" calcext:value-type="date">
            <text:p>437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2" calcext:value-type="date">
            <text:p>437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3" calcext:value-type="date">
            <text:p>437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4" calcext:value-type="date">
            <text:p>437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5" calcext:value-type="date">
            <text:p>437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6" calcext:value-type="date">
            <text:p>437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7" calcext:value-type="date">
            <text:p>437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8" calcext:value-type="date">
            <text:p>437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19" calcext:value-type="date">
            <text:p>437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0" calcext:value-type="date">
            <text:p>437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1" calcext:value-type="date">
            <text:p>437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2" calcext:value-type="date">
            <text:p>437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3" calcext:value-type="date">
            <text:p>437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4" calcext:value-type="date">
            <text:p>437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5" calcext:value-type="date">
            <text:p>437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6" calcext:value-type="date">
            <text:p>437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7" calcext:value-type="date">
            <text:p>437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8" calcext:value-type="date">
            <text:p>437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29" calcext:value-type="date">
            <text:p>437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30" calcext:value-type="date">
            <text:p>437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0-31" calcext:value-type="date">
            <text:p>437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1" calcext:value-type="date">
            <text:p>437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2" calcext:value-type="date">
            <text:p>437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3" calcext:value-type="date">
            <text:p>437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4" calcext:value-type="date">
            <text:p>437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5" calcext:value-type="date">
            <text:p>437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6" calcext:value-type="date">
            <text:p>437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7" calcext:value-type="date">
            <text:p>437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8" calcext:value-type="date">
            <text:p>437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09" calcext:value-type="date">
            <text:p>437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0" calcext:value-type="date">
            <text:p>437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1" calcext:value-type="date">
            <text:p>437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2" calcext:value-type="date">
            <text:p>437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3" calcext:value-type="date">
            <text:p>437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4" calcext:value-type="date">
            <text:p>437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5" calcext:value-type="date">
            <text:p>437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6" calcext:value-type="date">
            <text:p>437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7" calcext:value-type="date">
            <text:p>437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8" calcext:value-type="date">
            <text:p>437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19" calcext:value-type="date">
            <text:p>437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0" calcext:value-type="date">
            <text:p>437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1" calcext:value-type="date">
            <text:p>437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2" calcext:value-type="date">
            <text:p>437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3" calcext:value-type="date">
            <text:p>437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4" calcext:value-type="date">
            <text:p>437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5" calcext:value-type="date">
            <text:p>437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6" calcext:value-type="date">
            <text:p>437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7" calcext:value-type="date">
            <text:p>437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8" calcext:value-type="date">
            <text:p>437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29" calcext:value-type="date">
            <text:p>437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1-30" calcext:value-type="date">
            <text:p>437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1" calcext:value-type="date">
            <text:p>438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2" calcext:value-type="date">
            <text:p>438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3" calcext:value-type="date">
            <text:p>438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4" calcext:value-type="date">
            <text:p>438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5" calcext:value-type="date">
            <text:p>438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6" calcext:value-type="date">
            <text:p>438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7" calcext:value-type="date">
            <text:p>438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8" calcext:value-type="date">
            <text:p>438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09" calcext:value-type="date">
            <text:p>438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0" calcext:value-type="date">
            <text:p>438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1" calcext:value-type="date">
            <text:p>438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2" calcext:value-type="date">
            <text:p>438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3" calcext:value-type="date">
            <text:p>438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4" calcext:value-type="date">
            <text:p>438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5" calcext:value-type="date">
            <text:p>438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6" calcext:value-type="date">
            <text:p>438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7" calcext:value-type="date">
            <text:p>438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8" calcext:value-type="date">
            <text:p>438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19" calcext:value-type="date">
            <text:p>438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0" calcext:value-type="date">
            <text:p>438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1" calcext:value-type="date">
            <text:p>438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2" calcext:value-type="date">
            <text:p>438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3" calcext:value-type="date">
            <text:p>438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4" calcext:value-type="date">
            <text:p>438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5" calcext:value-type="date">
            <text:p>438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6" calcext:value-type="date">
            <text:p>438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7" calcext:value-type="date">
            <text:p>438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8" calcext:value-type="date">
            <text:p>438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29" calcext:value-type="date">
            <text:p>438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30" calcext:value-type="date">
            <text:p>438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19-12-31" calcext:value-type="date">
            <text:p>438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1" calcext:value-type="date">
            <text:p>438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2" calcext:value-type="date">
            <text:p>438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3" calcext:value-type="date">
            <text:p>438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4" calcext:value-type="date">
            <text:p>438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5" calcext:value-type="date">
            <text:p>438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6" calcext:value-type="date">
            <text:p>438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7" calcext:value-type="date">
            <text:p>438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8" calcext:value-type="date">
            <text:p>438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09" calcext:value-type="date">
            <text:p>438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0" calcext:value-type="date">
            <text:p>438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1" calcext:value-type="date">
            <text:p>438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2" calcext:value-type="date">
            <text:p>438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3" calcext:value-type="date">
            <text:p>438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4" calcext:value-type="date">
            <text:p>438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5" calcext:value-type="date">
            <text:p>438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6" calcext:value-type="date">
            <text:p>438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7" calcext:value-type="date">
            <text:p>438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8" calcext:value-type="date">
            <text:p>438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19" calcext:value-type="date">
            <text:p>438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0" calcext:value-type="date">
            <text:p>438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1" calcext:value-type="date">
            <text:p>438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2" calcext:value-type="date">
            <text:p>438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3" calcext:value-type="date">
            <text:p>438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4" calcext:value-type="date">
            <text:p>438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5" calcext:value-type="date">
            <text:p>438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6" calcext:value-type="date">
            <text:p>438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7" calcext:value-type="date">
            <text:p>438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8" calcext:value-type="date">
            <text:p>438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29" calcext:value-type="date">
            <text:p>438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30" calcext:value-type="date">
            <text:p>438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1-31" calcext:value-type="date">
            <text:p>438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1" calcext:value-type="date">
            <text:p>438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2" calcext:value-type="date">
            <text:p>438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3" calcext:value-type="date">
            <text:p>438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4" calcext:value-type="date">
            <text:p>438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5" calcext:value-type="date">
            <text:p>438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6" calcext:value-type="date">
            <text:p>438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7" calcext:value-type="date">
            <text:p>438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8" calcext:value-type="date">
            <text:p>438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09" calcext:value-type="date">
            <text:p>438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0" calcext:value-type="date">
            <text:p>438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1" calcext:value-type="date">
            <text:p>438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2" calcext:value-type="date">
            <text:p>438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3" calcext:value-type="date">
            <text:p>438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4" calcext:value-type="date">
            <text:p>438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5" calcext:value-type="date">
            <text:p>438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6" calcext:value-type="date">
            <text:p>438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7" calcext:value-type="date">
            <text:p>438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8" calcext:value-type="date">
            <text:p>438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19" calcext:value-type="date">
            <text:p>438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0" calcext:value-type="date">
            <text:p>438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1" calcext:value-type="date">
            <text:p>438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2" calcext:value-type="date">
            <text:p>438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3" calcext:value-type="date">
            <text:p>438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4" calcext:value-type="date">
            <text:p>438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5" calcext:value-type="date">
            <text:p>438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6" calcext:value-type="date">
            <text:p>438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7" calcext:value-type="date">
            <text:p>438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8" calcext:value-type="date">
            <text:p>438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2-29" calcext:value-type="date">
            <text:p>438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1" calcext:value-type="date">
            <text:p>438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2" calcext:value-type="date">
            <text:p>438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3" calcext:value-type="date">
            <text:p>438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4" calcext:value-type="date">
            <text:p>438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5" calcext:value-type="date">
            <text:p>438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6" calcext:value-type="date">
            <text:p>438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7" calcext:value-type="date">
            <text:p>438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8" calcext:value-type="date">
            <text:p>438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09" calcext:value-type="date">
            <text:p>438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0" calcext:value-type="date">
            <text:p>439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1" calcext:value-type="date">
            <text:p>439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2" calcext:value-type="date">
            <text:p>439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3" calcext:value-type="date">
            <text:p>439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4" calcext:value-type="date">
            <text:p>439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5" calcext:value-type="date">
            <text:p>439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6" calcext:value-type="date">
            <text:p>439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7" calcext:value-type="date">
            <text:p>439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8" calcext:value-type="date">
            <text:p>439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19" calcext:value-type="date">
            <text:p>439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0" calcext:value-type="date">
            <text:p>439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1" calcext:value-type="date">
            <text:p>439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2" calcext:value-type="date">
            <text:p>439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3" calcext:value-type="date">
            <text:p>439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4" calcext:value-type="date">
            <text:p>439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5" calcext:value-type="date">
            <text:p>439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6" calcext:value-type="date">
            <text:p>439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7" calcext:value-type="date">
            <text:p>439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8" calcext:value-type="date">
            <text:p>439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29" calcext:value-type="date">
            <text:p>439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30" calcext:value-type="date">
            <text:p>439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3-31" calcext:value-type="date">
            <text:p>439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1" calcext:value-type="date">
            <text:p>439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2" calcext:value-type="date">
            <text:p>439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3" calcext:value-type="date">
            <text:p>439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4" calcext:value-type="date">
            <text:p>439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5" calcext:value-type="date">
            <text:p>439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6" calcext:value-type="date">
            <text:p>439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7" calcext:value-type="date">
            <text:p>439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8" calcext:value-type="date">
            <text:p>439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09" calcext:value-type="date">
            <text:p>439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0" calcext:value-type="date">
            <text:p>439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1" calcext:value-type="date">
            <text:p>439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2" calcext:value-type="date">
            <text:p>439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3" calcext:value-type="date">
            <text:p>439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4" calcext:value-type="date">
            <text:p>439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5" calcext:value-type="date">
            <text:p>439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6" calcext:value-type="date">
            <text:p>439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7" calcext:value-type="date">
            <text:p>439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8" calcext:value-type="date">
            <text:p>439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19" calcext:value-type="date">
            <text:p>439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0" calcext:value-type="date">
            <text:p>439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1" calcext:value-type="date">
            <text:p>439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2" calcext:value-type="date">
            <text:p>439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3" calcext:value-type="date">
            <text:p>439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4" calcext:value-type="date">
            <text:p>439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5" calcext:value-type="date">
            <text:p>439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6" calcext:value-type="date">
            <text:p>439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7" calcext:value-type="date">
            <text:p>439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8" calcext:value-type="date">
            <text:p>439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29" calcext:value-type="date">
            <text:p>439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4-30" calcext:value-type="date">
            <text:p>439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1" calcext:value-type="date">
            <text:p>439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2" calcext:value-type="date">
            <text:p>439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3" calcext:value-type="date">
            <text:p>439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4" calcext:value-type="date">
            <text:p>439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5" calcext:value-type="date">
            <text:p>439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6" calcext:value-type="date">
            <text:p>439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7" calcext:value-type="date">
            <text:p>439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8" calcext:value-type="date">
            <text:p>439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09" calcext:value-type="date">
            <text:p>439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0" calcext:value-type="date">
            <text:p>439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1" calcext:value-type="date">
            <text:p>439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2" calcext:value-type="date">
            <text:p>439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3" calcext:value-type="date">
            <text:p>439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4" calcext:value-type="date">
            <text:p>439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5" calcext:value-type="date">
            <text:p>439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6" calcext:value-type="date">
            <text:p>439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7" calcext:value-type="date">
            <text:p>439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8" calcext:value-type="date">
            <text:p>439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19" calcext:value-type="date">
            <text:p>439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0" calcext:value-type="date">
            <text:p>439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1" calcext:value-type="date">
            <text:p>439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2" calcext:value-type="date">
            <text:p>439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3" calcext:value-type="date">
            <text:p>439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4" calcext:value-type="date">
            <text:p>439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5" calcext:value-type="date">
            <text:p>439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6" calcext:value-type="date">
            <text:p>439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7" calcext:value-type="date">
            <text:p>439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8" calcext:value-type="date">
            <text:p>439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29" calcext:value-type="date">
            <text:p>439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30" calcext:value-type="date">
            <text:p>439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5-31" calcext:value-type="date">
            <text:p>439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1" calcext:value-type="date">
            <text:p>439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2" calcext:value-type="date">
            <text:p>439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3" calcext:value-type="date">
            <text:p>439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4" calcext:value-type="date">
            <text:p>439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5" calcext:value-type="date">
            <text:p>439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6" calcext:value-type="date">
            <text:p>439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7" calcext:value-type="date">
            <text:p>439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8" calcext:value-type="date">
            <text:p>439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09" calcext:value-type="date">
            <text:p>439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0" calcext:value-type="date">
            <text:p>439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1" calcext:value-type="date">
            <text:p>439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2" calcext:value-type="date">
            <text:p>439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3" calcext:value-type="date">
            <text:p>439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4" calcext:value-type="date">
            <text:p>439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5" calcext:value-type="date">
            <text:p>439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6" calcext:value-type="date">
            <text:p>439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7" calcext:value-type="date">
            <text:p>439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8" calcext:value-type="date">
            <text:p>440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19" calcext:value-type="date">
            <text:p>440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0" calcext:value-type="date">
            <text:p>440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1" calcext:value-type="date">
            <text:p>440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2" calcext:value-type="date">
            <text:p>440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3" calcext:value-type="date">
            <text:p>440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4" calcext:value-type="date">
            <text:p>440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5" calcext:value-type="date">
            <text:p>440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6" calcext:value-type="date">
            <text:p>440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7" calcext:value-type="date">
            <text:p>440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8" calcext:value-type="date">
            <text:p>440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29" calcext:value-type="date">
            <text:p>440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6-30" calcext:value-type="date">
            <text:p>440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1" calcext:value-type="date">
            <text:p>440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2" calcext:value-type="date">
            <text:p>440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3" calcext:value-type="date">
            <text:p>4401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4" calcext:value-type="date">
            <text:p>4401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5" calcext:value-type="date">
            <text:p>4401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6" calcext:value-type="date">
            <text:p>4401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7" calcext:value-type="date">
            <text:p>4401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8" calcext:value-type="date">
            <text:p>4402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09" calcext:value-type="date">
            <text:p>4402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0" calcext:value-type="date">
            <text:p>4402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1" calcext:value-type="date">
            <text:p>4402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2" calcext:value-type="date">
            <text:p>4402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3" calcext:value-type="date">
            <text:p>4402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4" calcext:value-type="date">
            <text:p>4402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5" calcext:value-type="date">
            <text:p>4402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6" calcext:value-type="date">
            <text:p>4402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7" calcext:value-type="date">
            <text:p>4402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8" calcext:value-type="date">
            <text:p>4403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19" calcext:value-type="date">
            <text:p>4403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0" calcext:value-type="date">
            <text:p>4403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1" calcext:value-type="date">
            <text:p>4403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2" calcext:value-type="date">
            <text:p>4403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3" calcext:value-type="date">
            <text:p>4403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4" calcext:value-type="date">
            <text:p>4403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5" calcext:value-type="date">
            <text:p>4403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6" calcext:value-type="date">
            <text:p>4403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7" calcext:value-type="date">
            <text:p>4403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8" calcext:value-type="date">
            <text:p>4404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29" calcext:value-type="date">
            <text:p>4404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30" calcext:value-type="date">
            <text:p>4404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7-31" calcext:value-type="date">
            <text:p>4404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1" calcext:value-type="date">
            <text:p>4404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2" calcext:value-type="date">
            <text:p>4404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3" calcext:value-type="date">
            <text:p>4404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4" calcext:value-type="date">
            <text:p>4404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5" calcext:value-type="date">
            <text:p>4404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6" calcext:value-type="date">
            <text:p>4404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7" calcext:value-type="date">
            <text:p>4405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8" calcext:value-type="date">
            <text:p>4405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09" calcext:value-type="date">
            <text:p>4405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0" calcext:value-type="date">
            <text:p>4405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1" calcext:value-type="date">
            <text:p>4405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2" calcext:value-type="date">
            <text:p>4405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3" calcext:value-type="date">
            <text:p>4405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4" calcext:value-type="date">
            <text:p>4405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5" calcext:value-type="date">
            <text:p>4405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6" calcext:value-type="date">
            <text:p>4405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7" calcext:value-type="date">
            <text:p>4406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8" calcext:value-type="date">
            <text:p>4406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19" calcext:value-type="date">
            <text:p>4406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0" calcext:value-type="date">
            <text:p>4406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1" calcext:value-type="date">
            <text:p>4406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2" calcext:value-type="date">
            <text:p>4406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3" calcext:value-type="date">
            <text:p>4406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4" calcext:value-type="date">
            <text:p>4406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5" calcext:value-type="date">
            <text:p>4406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6" calcext:value-type="date">
            <text:p>4406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7" calcext:value-type="date">
            <text:p>4407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8" calcext:value-type="date">
            <text:p>4407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29" calcext:value-type="date">
            <text:p>4407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30" calcext:value-type="date">
            <text:p>4407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8-31" calcext:value-type="date">
            <text:p>4407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1" calcext:value-type="date">
            <text:p>4407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2" calcext:value-type="date">
            <text:p>4407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3" calcext:value-type="date">
            <text:p>4407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4" calcext:value-type="date">
            <text:p>4407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5" calcext:value-type="date">
            <text:p>4407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6" calcext:value-type="date">
            <text:p>4408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7" calcext:value-type="date">
            <text:p>4408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8" calcext:value-type="date">
            <text:p>4408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09" calcext:value-type="date">
            <text:p>4408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0" calcext:value-type="date">
            <text:p>4408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1" calcext:value-type="date">
            <text:p>4408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2" calcext:value-type="date">
            <text:p>4408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3" calcext:value-type="date">
            <text:p>4408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4" calcext:value-type="date">
            <text:p>4408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5" calcext:value-type="date">
            <text:p>4408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6" calcext:value-type="date">
            <text:p>4409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7" calcext:value-type="date">
            <text:p>4409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8" calcext:value-type="date">
            <text:p>4409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19" calcext:value-type="date">
            <text:p>4409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0" calcext:value-type="date">
            <text:p>4409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1" calcext:value-type="date">
            <text:p>4409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2" calcext:value-type="date">
            <text:p>4409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3" calcext:value-type="date">
            <text:p>4409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4" calcext:value-type="date">
            <text:p>4409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5" calcext:value-type="date">
            <text:p>4409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6" calcext:value-type="date">
            <text:p>4410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7" calcext:value-type="date">
            <text:p>4410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8" calcext:value-type="date">
            <text:p>4410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29" calcext:value-type="date">
            <text:p>4410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09-30" calcext:value-type="date">
            <text:p>4410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1" calcext:value-type="date">
            <text:p>44105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2" calcext:value-type="date">
            <text:p>44106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3" calcext:value-type="date">
            <text:p>44107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4" calcext:value-type="date">
            <text:p>44108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5" calcext:value-type="date">
            <text:p>44109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6" calcext:value-type="date">
            <text:p>44110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7" calcext:value-type="date">
            <text:p>44111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8" calcext:value-type="date">
            <text:p>44112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09" calcext:value-type="date">
            <text:p>44113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10" calcext:value-type="date">
            <text:p>44114</text:p>
          </table:table-cell>
          <table:table-cell table:number-columns-repeated="1023"/>
        </table:table-row>
        <table:table-row table:style-name="ro2">
          <table:table-cell table:style-name="ce16" office:value-type="date" office:date-value="2020-10-11" calcext:value-type="date">
            <text:p>44115</text:p>
          </table:table-cell>
          <table:table-cell table:number-columns-repeated="1023"/>
        </table:table-row>
        <table:table-row table:style-name="ro2" table:number-rows-repeated="1047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5">
          <table:table-cell office:value-type="string" calcext:value-type="string">
            <text:p>Date</text:p>
          </table:table-cell>
          <table:table-cell office:value-type="string" calcext:value-type="string">
            <text:p>Wakeup-Time</text:p>
          </table:table-cell>
          <table:table-cell office:value-type="string" calcext:value-type="string">
            <text:p>Morning-Rituals : Reading – 30 mins</text:p>
          </table:table-cell>
          <table:table-cell office:value-type="string" calcext:value-type="string">
            <text:p>Exercise - <text:s/>30 mins</text:p>
          </table:table-cell>
          <table:table-cell/>
        </table:table-row>
        <table:table-row table:style-name="ro5">
          <table:table-cell table:number-columns-repeated="2"/>
          <table:table-cell table:style-name="ce3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5:38:26.303866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katesh </meta:initial-creator>
    <meta:creation-date>2017-12-07T07:26:44.250202208</meta:creation-date>
    <meta:generator>LibreOffice/4.2.3.3$Linux_X86_64 LibreOffice_project/420m0$Build-3</meta:generator>
    <dc:date>2018-12-19T15:38:52.891134395</dc:date>
    <dc:creator>venkatesh </dc:creator>
    <meta:editing-duration>PT7H3M18S</meta:editing-duration>
    <meta:editing-cycles>1859</meta:editing-cycles>
    <meta:document-statistic meta:table-count="2" meta:cell-count="2454" meta:object-count="0"/>
  </office:meta>
</office:document-meta>
</file>